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in" style:contextual-spacing="false" fo:text-indent="0in" style:auto-text-indent="false"/>
      <style:text-properties fo:font-weight="normal" style:font-weight-asian="normal" style:font-weight-complex="normal"/>
    </style:style>
    <style:style style:name="P2" style:family="paragraph" style:parent-style-name="Heading_20_2">
      <style:paragraph-properties fo:margin-left="0in" fo:margin-right="0in" fo:margin-top="0in" fo:margin-bottom="0in" style:contextual-spacing="false" fo:text-indent="0in" style:auto-text-indent="false"/>
      <style:text-properties fo:font-weight="bold"/>
    </style:style>
    <style:style style:name="P3" style:family="paragraph" style:parent-style-name="Heading_20_3">
      <style:paragraph-properties fo:margin-left="0in" fo:margin-right="0in" fo:margin-top="0in" fo:margin-bottom="0in" style:contextual-spacing="false" fo:text-indent="0in" style:auto-text-indent="false"/>
      <style:text-properties fo:font-weight="bold"/>
    </style:style>
    <style:style style:name="P4" style:family="paragraph" style:parent-style-name="Heading_20_4">
      <style:paragraph-properties fo:margin-left="0in" fo:margin-right="0in" fo:margin-top="0in" fo:margin-bottom="0in" style:contextual-spacing="false" fo:text-indent="0in" style:auto-text-indent="false"/>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list-style-name="L83"/>
    <style:style style:name="P7" style:family="paragraph" style:parent-style-name="Preformatted_20_Text" style:list-style-name="L83">
      <style:paragraph-properties fo:margin-top="0in" fo:margin-bottom="0.1965in" style:contextual-spacing="false"/>
    </style:style>
    <style:style style:name="P8" style:family="paragraph" style:parent-style-name="Text_20_body">
      <style:paragraph-properties fo:margin-left="0in" fo:margin-right="0in" fo:margin-top="0in" fo:margin-bottom="0in" style:contextual-spacing="false" fo:text-indent="0in" style:auto-text-indent="fals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2"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8">
      <style:paragraph-properties fo:margin-left="0in" fo:margin-right="0in" fo:text-indent="0in" style:auto-text-indent="false" fo:padding="0in" fo:border="none"/>
    </style:style>
    <style:style style:name="P19" style:family="paragraph" style:parent-style-name="Text_20_body" style:list-style-name="L9">
      <style:paragraph-properties fo:margin-left="0in" fo:margin-right="0in" fo:margin-top="0in" fo:margin-bottom="0in" style:contextual-spacing="false" fo:text-indent="0in" style:auto-text-indent="false" fo:padding="0in" fo:border="none"/>
    </style:style>
    <style:style style:name="P20" style:family="paragraph" style:parent-style-name="Text_20_body" style:list-style-name="L10">
      <style:paragraph-properties fo:margin-left="0in" fo:margin-right="0in" fo:margin-top="0in" fo:margin-bottom="0in" style:contextual-spacing="false" fo:text-indent="0in" style:auto-text-indent="false" fo:padding="0in" fo:border="none"/>
    </style:style>
    <style:style style:name="P21" style:family="paragraph" style:parent-style-name="Text_20_body" style:list-style-name="L11">
      <style:paragraph-properties fo:margin-left="0in" fo:margin-right="0in" fo:margin-top="0in" fo:margin-bottom="0in" style:contextual-spacing="false" fo:text-indent="0in" style:auto-text-indent="false" fo:padding="0in" fo:border="none"/>
    </style:style>
    <style:style style:name="P22" style:family="paragraph" style:parent-style-name="Text_20_body" style:list-style-name="L12">
      <style:paragraph-properties fo:margin-left="0in" fo:margin-right="0in" fo:margin-top="0in" fo:margin-bottom="0in" style:contextual-spacing="false" fo:text-indent="0in" style:auto-text-indent="false" fo:padding="0in" fo:border="none"/>
    </style:style>
    <style:style style:name="P23" style:family="paragraph" style:parent-style-name="Text_20_body" style:list-style-name="L13">
      <style:paragraph-properties fo:margin-left="0in" fo:margin-right="0in" fo:margin-top="0in" fo:margin-bottom="0in" style:contextual-spacing="false" fo:text-indent="0in" style:auto-text-indent="false" fo:padding="0in" fo:border="none"/>
    </style:style>
    <style:style style:name="P24" style:family="paragraph" style:parent-style-name="Text_20_body" style:list-style-name="L14">
      <style:paragraph-properties fo:margin-left="0in" fo:margin-right="0in" fo:margin-top="0in" fo:margin-bottom="0in" style:contextual-spacing="false" fo:text-indent="0in" style:auto-text-indent="false" fo:padding="0in" fo:border="none"/>
    </style:style>
    <style:style style:name="P25" style:family="paragraph" style:parent-style-name="Text_20_body">
      <style:paragraph-properties fo:margin-left="0in" fo:margin-right="0in" fo:margin-top="0in" fo:margin-bottom="0in" style:contextual-spacing="false" style:line-height-at-least="0.1665in" fo:text-indent="0in" style:auto-text-indent="false"/>
      <style:text-properties fo:color="#d6d6dd" loext:opacity="100%" fo:letter-spacing="normal"/>
    </style:style>
    <style:style style:name="P26" style:family="paragraph" style:parent-style-name="Text_20_body" style:list-style-name="L15">
      <style:paragraph-properties fo:margin-left="0in" fo:margin-right="0in" fo:margin-top="0in" fo:margin-bottom="0in" style:contextual-spacing="false" fo:text-indent="0in" style:auto-text-indent="false" fo:padding="0in" fo:border="none"/>
    </style:style>
    <style:style style:name="P27" style:family="paragraph" style:parent-style-name="Text_20_body" style:list-style-name="L16">
      <style:paragraph-properties fo:margin-left="0in" fo:margin-right="0in" fo:margin-top="0in" fo:margin-bottom="0in" style:contextual-spacing="false" fo:text-indent="0in" style:auto-text-indent="false" fo:padding="0in" fo:border="none"/>
    </style:style>
    <style:style style:name="P28" style:family="paragraph" style:parent-style-name="Text_20_body" style:list-style-name="L17">
      <style:paragraph-properties fo:margin-left="0in" fo:margin-right="0in" fo:margin-top="0in" fo:margin-bottom="0in" style:contextual-spacing="false" fo:text-indent="0in" style:auto-text-indent="false" fo:padding="0in" fo:border="none"/>
    </style:style>
    <style:style style:name="P29" style:family="paragraph" style:parent-style-name="Text_20_body" style:list-style-name="L18">
      <style:paragraph-properties fo:margin-left="0in" fo:margin-right="0in" fo:margin-top="0in" fo:margin-bottom="0in" style:contextual-spacing="false" fo:text-indent="0in" style:auto-text-indent="false" fo:padding="0in" fo:border="none"/>
    </style:style>
    <style:style style:name="P30" style:family="paragraph" style:parent-style-name="Text_20_body" style:list-style-name="L19">
      <style:paragraph-properties fo:margin-left="0in" fo:margin-right="0in" fo:margin-top="0in" fo:margin-bottom="0in" style:contextual-spacing="false" fo:text-indent="0in" style:auto-text-indent="false" fo:padding="0in" fo:border="none"/>
    </style:style>
    <style:style style:name="P31" style:family="paragraph" style:parent-style-name="Text_20_body" style:list-style-name="L20">
      <style:paragraph-properties fo:margin-left="0in" fo:margin-right="0in" fo:text-indent="0in" style:auto-text-indent="false" fo:padding="0in" fo:border="none"/>
    </style:style>
    <style:style style:name="P32" style:family="paragraph" style:parent-style-name="Text_20_body" style:list-style-name="L21">
      <style:paragraph-properties fo:margin-left="0in" fo:margin-right="0in" fo:margin-top="0in" fo:margin-bottom="0in" style:contextual-spacing="false" fo:text-indent="0in" style:auto-text-indent="false" fo:padding="0in" fo:border="none"/>
    </style:style>
    <style:style style:name="P33" style:family="paragraph" style:parent-style-name="Text_20_body" style:list-style-name="L22">
      <style:paragraph-properties fo:margin-left="0in" fo:margin-right="0in" fo:margin-top="0in" fo:margin-bottom="0in" style:contextual-spacing="false" fo:text-indent="0in" style:auto-text-indent="false" fo:padding="0in" fo:border="none"/>
    </style:style>
    <style:style style:name="P34" style:family="paragraph" style:parent-style-name="Text_20_body" style:list-style-name="L23">
      <style:paragraph-properties fo:margin-left="0in" fo:margin-right="0in" fo:margin-top="0in" fo:margin-bottom="0in" style:contextual-spacing="false" fo:text-indent="0in" style:auto-text-indent="false" fo:padding="0in" fo:border="none"/>
    </style:style>
    <style:style style:name="P35" style:family="paragraph" style:parent-style-name="Text_20_body" style:list-style-name="L24">
      <style:paragraph-properties fo:margin-left="0in" fo:margin-right="0in" fo:margin-top="0in" fo:margin-bottom="0in" style:contextual-spacing="false" fo:text-indent="0in" style:auto-text-indent="false" fo:padding="0in" fo:border="none"/>
    </style:style>
    <style:style style:name="P36" style:family="paragraph" style:parent-style-name="Text_20_body" style:list-style-name="L25">
      <style:paragraph-properties fo:margin-left="0in" fo:margin-right="0in" fo:margin-top="0in" fo:margin-bottom="0in" style:contextual-spacing="false" fo:text-indent="0in" style:auto-text-indent="false" fo:padding="0in" fo:border="none"/>
    </style:style>
    <style:style style:name="P37" style:family="paragraph" style:parent-style-name="Text_20_body" style:list-style-name="L26">
      <style:paragraph-properties fo:margin-left="0in" fo:margin-right="0in" fo:text-indent="0in" style:auto-text-indent="false" fo:padding="0in" fo:border="none"/>
    </style:style>
    <style:style style:name="P38" style:family="paragraph" style:parent-style-name="Text_20_body" style:list-style-name="L27">
      <style:paragraph-properties fo:margin-left="0in" fo:margin-right="0in" fo:margin-top="0in" fo:margin-bottom="0in" style:contextual-spacing="false" fo:text-indent="0in" style:auto-text-indent="false" fo:padding="0in" fo:border="none"/>
    </style:style>
    <style:style style:name="P39" style:family="paragraph" style:parent-style-name="Text_20_body" style:list-style-name="L28">
      <style:paragraph-properties fo:margin-left="0in" fo:margin-right="0in" fo:margin-top="0in" fo:margin-bottom="0in" style:contextual-spacing="false" fo:text-indent="0in" style:auto-text-indent="false" fo:padding="0in" fo:border="none"/>
    </style:style>
    <style:style style:name="P40" style:family="paragraph" style:parent-style-name="Text_20_body" style:list-style-name="L29">
      <style:paragraph-properties fo:margin-left="0in" fo:margin-right="0in" fo:margin-top="0in" fo:margin-bottom="0in" style:contextual-spacing="false" fo:text-indent="0in" style:auto-text-indent="false" fo:padding="0in" fo:border="none"/>
    </style:style>
    <style:style style:name="P41" style:family="paragraph" style:parent-style-name="Text_20_body" style:list-style-name="L30">
      <style:paragraph-properties fo:margin-left="0in" fo:margin-right="0in" fo:text-indent="0in" style:auto-text-indent="false" fo:padding="0in" fo:border="none"/>
    </style:style>
    <style:style style:name="P42" style:family="paragraph" style:parent-style-name="Text_20_body" style:list-style-name="L31">
      <style:paragraph-properties fo:margin-left="0in" fo:margin-right="0in" fo:margin-top="0in" fo:margin-bottom="0in" style:contextual-spacing="false" fo:text-indent="0in" style:auto-text-indent="false" fo:padding="0in" fo:border="none"/>
    </style:style>
    <style:style style:name="P43" style:family="paragraph" style:parent-style-name="Text_20_body" style:list-style-name="L32">
      <style:paragraph-properties fo:margin-left="0in" fo:margin-right="0in" fo:margin-top="0in" fo:margin-bottom="0in" style:contextual-spacing="false" fo:text-indent="0in" style:auto-text-indent="false" fo:padding="0in" fo:border="none"/>
    </style:style>
    <style:style style:name="P44" style:family="paragraph" style:parent-style-name="Text_20_body" style:list-style-name="L33">
      <style:paragraph-properties fo:margin-left="0in" fo:margin-right="0in" fo:margin-top="0in" fo:margin-bottom="0in" style:contextual-spacing="false" fo:text-indent="0in" style:auto-text-indent="false" fo:padding="0in" fo:border="none"/>
    </style:style>
    <style:style style:name="P45" style:family="paragraph" style:parent-style-name="Text_20_body" style:list-style-name="L34">
      <style:paragraph-properties fo:margin-left="0in" fo:margin-right="0in" fo:margin-top="0in" fo:margin-bottom="0in" style:contextual-spacing="false" fo:text-indent="0in" style:auto-text-indent="false" fo:padding="0in" fo:border="none"/>
    </style:style>
    <style:style style:name="P46" style:family="paragraph" style:parent-style-name="Text_20_body" style:list-style-name="L35">
      <style:paragraph-properties fo:margin-left="0in" fo:margin-right="0in" fo:margin-top="0in" fo:margin-bottom="0in" style:contextual-spacing="false" fo:text-indent="0in" style:auto-text-indent="false" fo:padding="0in" fo:border="none"/>
    </style:style>
    <style:style style:name="P47" style:family="paragraph" style:parent-style-name="Text_20_body" style:list-style-name="L36">
      <style:paragraph-properties fo:margin-left="0in" fo:margin-right="0in" fo:margin-top="0in" fo:margin-bottom="0in" style:contextual-spacing="false" fo:text-indent="0in" style:auto-text-indent="false" fo:padding="0in" fo:border="none"/>
    </style:style>
    <style:style style:name="P48" style:family="paragraph" style:parent-style-name="Text_20_body" style:list-style-name="L37">
      <style:paragraph-properties fo:margin-left="0in" fo:margin-right="0in" fo:margin-top="0in" fo:margin-bottom="0in" style:contextual-spacing="false" fo:text-indent="0in" style:auto-text-indent="false" fo:padding="0in" fo:border="none"/>
    </style:style>
    <style:style style:name="P49" style:family="paragraph" style:parent-style-name="Text_20_body" style:list-style-name="L38">
      <style:paragraph-properties fo:margin-left="0in" fo:margin-right="0in" fo:margin-top="0in" fo:margin-bottom="0in" style:contextual-spacing="false" fo:text-indent="0in" style:auto-text-indent="false" fo:padding="0in" fo:border="none"/>
    </style:style>
    <style:style style:name="P50" style:family="paragraph" style:parent-style-name="Text_20_body" style:list-style-name="L39">
      <style:paragraph-properties fo:margin-left="0in" fo:margin-right="0in" fo:margin-top="0in" fo:margin-bottom="0in" style:contextual-spacing="false" fo:text-indent="0in" style:auto-text-indent="false" fo:padding="0in" fo:border="none"/>
    </style:style>
    <style:style style:name="P51" style:family="paragraph" style:parent-style-name="Text_20_body" style:list-style-name="L40">
      <style:paragraph-properties fo:margin-left="0in" fo:margin-right="0in" fo:text-indent="0in" style:auto-text-indent="false" fo:padding="0in" fo:border="none"/>
    </style:style>
    <style:style style:name="P52" style:family="paragraph" style:parent-style-name="Text_20_body" style:list-style-name="L41">
      <style:paragraph-properties fo:margin-left="0in" fo:margin-right="0in" fo:margin-top="0in" fo:margin-bottom="0in" style:contextual-spacing="false" fo:text-indent="0in" style:auto-text-indent="false" fo:padding="0in" fo:border="none"/>
    </style:style>
    <style:style style:name="P53" style:family="paragraph" style:parent-style-name="Text_20_body" style:list-style-name="L42">
      <style:paragraph-properties fo:margin-left="0in" fo:margin-right="0in" fo:margin-top="0in" fo:margin-bottom="0in" style:contextual-spacing="false" fo:text-indent="0in" style:auto-text-indent="false" fo:padding="0in" fo:border="none"/>
    </style:style>
    <style:style style:name="P54" style:family="paragraph" style:parent-style-name="Text_20_body" style:list-style-name="L43">
      <style:paragraph-properties fo:margin-left="0in" fo:margin-right="0in" fo:margin-top="0in" fo:margin-bottom="0in" style:contextual-spacing="false" fo:text-indent="0in" style:auto-text-indent="false" fo:padding="0in" fo:border="none"/>
    </style:style>
    <style:style style:name="P55" style:family="paragraph" style:parent-style-name="Text_20_body" style:list-style-name="L44">
      <style:paragraph-properties fo:margin-left="0in" fo:margin-right="0in" fo:margin-top="0in" fo:margin-bottom="0in" style:contextual-spacing="false" fo:text-indent="0in" style:auto-text-indent="false" fo:padding="0in" fo:border="none"/>
    </style:style>
    <style:style style:name="P56" style:family="paragraph" style:parent-style-name="Text_20_body" style:list-style-name="L45">
      <style:paragraph-properties fo:margin-left="0in" fo:margin-right="0in" fo:margin-top="0in" fo:margin-bottom="0in" style:contextual-spacing="false" fo:text-indent="0in" style:auto-text-indent="false" fo:padding="0in" fo:border="none"/>
    </style:style>
    <style:style style:name="P57" style:family="paragraph" style:parent-style-name="Text_20_body" style:list-style-name="L46">
      <style:paragraph-properties fo:margin-left="0in" fo:margin-right="0in" fo:margin-top="0in" fo:margin-bottom="0in" style:contextual-spacing="false" fo:text-indent="0in" style:auto-text-indent="false" fo:padding="0in" fo:border="none"/>
    </style:style>
    <style:style style:name="P58" style:family="paragraph" style:parent-style-name="Text_20_body" style:list-style-name="L47">
      <style:paragraph-properties fo:margin-left="0in" fo:margin-right="0in" fo:margin-top="0in" fo:margin-bottom="0in" style:contextual-spacing="false" fo:text-indent="0in" style:auto-text-indent="false" fo:padding="0in" fo:border="none"/>
    </style:style>
    <style:style style:name="P59" style:family="paragraph" style:parent-style-name="Text_20_body" style:list-style-name="L48">
      <style:paragraph-properties fo:margin-left="0in" fo:margin-right="0in" fo:margin-top="0in" fo:margin-bottom="0in" style:contextual-spacing="false" fo:text-indent="0in" style:auto-text-indent="false" fo:padding="0in" fo:border="none"/>
    </style:style>
    <style:style style:name="P60" style:family="paragraph" style:parent-style-name="Text_20_body" style:list-style-name="L49">
      <style:paragraph-properties fo:margin-left="0in" fo:margin-right="0in" fo:margin-top="0in" fo:margin-bottom="0in" style:contextual-spacing="false" fo:text-indent="0in" style:auto-text-indent="false" fo:padding="0in" fo:border="none"/>
    </style:style>
    <style:style style:name="P61" style:family="paragraph" style:parent-style-name="Text_20_body" style:list-style-name="L50">
      <style:paragraph-properties fo:margin-left="0in" fo:margin-right="0in" fo:text-indent="0in" style:auto-text-indent="false" fo:padding="0in" fo:border="none"/>
    </style:style>
    <style:style style:name="P62" style:family="paragraph" style:parent-style-name="Text_20_body">
      <style:paragraph-properties fo:margin-left="0in" fo:margin-right="0in" fo:margin-top="0in" fo:margin-bottom="0in" style:contextual-spacing="false" fo:text-indent="0in" style:auto-text-indent="false"/>
      <style:text-properties fo:font-weight="normal" style:font-weight-asian="normal" style:font-weight-complex="normal"/>
    </style:style>
    <style:style style:name="P63" style:family="paragraph" style:parent-style-name="Text_20_body">
      <style:paragraph-properties fo:margin-left="0in" fo:margin-right="0in" fo:margin-top="0in" fo:margin-bottom="0in" style:contextual-spacing="false" style:line-height-at-least="0.1665in" fo:text-indent="0in" style:auto-text-indent="false"/>
      <style:text-properties style:font-name="Droid Sans Mono" fo:font-size="9pt" fo:letter-spacing="normal" fo:font-weight="normal"/>
    </style:style>
    <style:style style:name="P64" style:family="paragraph" style:parent-style-name="Text_20_body">
      <style:paragraph-properties fo:margin-left="0in" fo:margin-right="0in" fo:margin-top="0in" fo:margin-bottom="0in" style:contextual-spacing="false" style:line-height-at-least="0.1665in" fo:text-indent="0in" style:auto-text-indent="false"/>
      <style:text-properties fo:letter-spacing="normal"/>
    </style:style>
    <style:style style:name="P65" style:family="paragraph" style:parent-style-name="Text_20_body" style:list-style-name="L51">
      <style:paragraph-properties fo:margin-left="0in" fo:margin-right="0in" fo:margin-top="0in" fo:margin-bottom="0in" style:contextual-spacing="false" fo:text-indent="0in" style:auto-text-indent="false" fo:padding="0in" fo:border="none"/>
    </style:style>
    <style:style style:name="P66" style:family="paragraph" style:parent-style-name="Text_20_body" style:list-style-name="L52">
      <style:paragraph-properties fo:margin-left="0in" fo:margin-right="0in" fo:margin-top="0in" fo:margin-bottom="0in" style:contextual-spacing="false" fo:text-indent="0in" style:auto-text-indent="false" fo:padding="0in" fo:border="none"/>
    </style:style>
    <style:style style:name="P67" style:family="paragraph" style:parent-style-name="Text_20_body" style:list-style-name="L53">
      <style:paragraph-properties fo:margin-left="0in" fo:margin-right="0in" fo:margin-top="0in" fo:margin-bottom="0in" style:contextual-spacing="false" fo:text-indent="0in" style:auto-text-indent="false" fo:padding="0in" fo:border="none"/>
    </style:style>
    <style:style style:name="P68" style:family="paragraph" style:parent-style-name="Text_20_body" style:list-style-name="L54">
      <style:paragraph-properties fo:margin-left="0in" fo:margin-right="0in" fo:text-indent="0in" style:auto-text-indent="false" fo:padding="0in" fo:border="none"/>
    </style:style>
    <style:style style:name="P69" style:family="paragraph" style:parent-style-name="Text_20_body" style:list-style-name="L55">
      <style:paragraph-properties fo:margin-left="0in" fo:margin-right="0in" fo:margin-top="0in" fo:margin-bottom="0in" style:contextual-spacing="false" fo:text-indent="0in" style:auto-text-indent="false" fo:padding="0in" fo:border="none"/>
    </style:style>
    <style:style style:name="P70" style:family="paragraph" style:parent-style-name="Text_20_body" style:list-style-name="L56">
      <style:paragraph-properties fo:margin-left="0in" fo:margin-right="0in" fo:margin-top="0in" fo:margin-bottom="0in" style:contextual-spacing="false" fo:text-indent="0in" style:auto-text-indent="false" fo:padding="0in" fo:border="none"/>
    </style:style>
    <style:style style:name="P71" style:family="paragraph" style:parent-style-name="Text_20_body" style:list-style-name="L57">
      <style:paragraph-properties fo:margin-left="0in" fo:margin-right="0in" fo:margin-top="0in" fo:margin-bottom="0in" style:contextual-spacing="false" fo:text-indent="0in" style:auto-text-indent="false" fo:padding="0in" fo:border="none"/>
    </style:style>
    <style:style style:name="P72" style:family="paragraph" style:parent-style-name="Text_20_body" style:list-style-name="L58">
      <style:paragraph-properties fo:margin-left="0in" fo:margin-right="0in" fo:margin-top="0in" fo:margin-bottom="0in" style:contextual-spacing="false" fo:text-indent="0in" style:auto-text-indent="false" fo:padding="0in" fo:border="none"/>
    </style:style>
    <style:style style:name="P73" style:family="paragraph" style:parent-style-name="Text_20_body" style:list-style-name="L59">
      <style:paragraph-properties fo:margin-left="0in" fo:margin-right="0in" fo:margin-top="0in" fo:margin-bottom="0in" style:contextual-spacing="false" fo:text-indent="0in" style:auto-text-indent="false" fo:padding="0in" fo:border="none"/>
    </style:style>
    <style:style style:name="P74" style:family="paragraph" style:parent-style-name="Text_20_body" style:list-style-name="L60">
      <style:paragraph-properties fo:margin-left="0in" fo:margin-right="0in" fo:margin-top="0in" fo:margin-bottom="0in" style:contextual-spacing="false" fo:text-indent="0in" style:auto-text-indent="false" fo:padding="0in" fo:border="none"/>
    </style:style>
    <style:style style:name="P75" style:family="paragraph" style:parent-style-name="Text_20_body" style:list-style-name="L61">
      <style:paragraph-properties fo:margin-left="0in" fo:margin-right="0in" fo:margin-top="0in" fo:margin-bottom="0in" style:contextual-spacing="false" fo:text-indent="0in" style:auto-text-indent="false" fo:padding="0in" fo:border="none"/>
    </style:style>
    <style:style style:name="P76" style:family="paragraph" style:parent-style-name="Text_20_body" style:list-style-name="L62">
      <style:paragraph-properties fo:margin-left="0in" fo:margin-right="0in" fo:margin-top="0in" fo:margin-bottom="0in" style:contextual-spacing="false" fo:text-indent="0in" style:auto-text-indent="false" fo:padding="0in" fo:border="none"/>
    </style:style>
    <style:style style:name="P77" style:family="paragraph" style:parent-style-name="Text_20_body" style:list-style-name="L63">
      <style:paragraph-properties fo:margin-left="0in" fo:margin-right="0in" fo:margin-top="0in" fo:margin-bottom="0in" style:contextual-spacing="false" fo:text-indent="0in" style:auto-text-indent="false" fo:padding="0in" fo:border="none"/>
    </style:style>
    <style:style style:name="P78" style:family="paragraph" style:parent-style-name="Text_20_body" style:list-style-name="L64">
      <style:paragraph-properties fo:margin-left="0in" fo:margin-right="0in" fo:margin-top="0in" fo:margin-bottom="0in" style:contextual-spacing="false" fo:text-indent="0in" style:auto-text-indent="false" fo:padding="0in" fo:border="none"/>
    </style:style>
    <style:style style:name="P79" style:family="paragraph" style:parent-style-name="Text_20_body" style:list-style-name="L65">
      <style:paragraph-properties fo:margin-left="0in" fo:margin-right="0in" fo:margin-top="0in" fo:margin-bottom="0in" style:contextual-spacing="false" fo:text-indent="0in" style:auto-text-indent="false" fo:padding="0in" fo:border="none"/>
    </style:style>
    <style:style style:name="P80" style:family="paragraph" style:parent-style-name="Text_20_body" style:list-style-name="L66">
      <style:paragraph-properties fo:margin-left="0in" fo:margin-right="0in" fo:text-indent="0in" style:auto-text-indent="false" fo:padding="0in" fo:border="none"/>
    </style:style>
    <style:style style:name="P81" style:family="paragraph" style:parent-style-name="Text_20_body" style:list-style-name="L67">
      <style:paragraph-properties fo:margin-left="0in" fo:margin-right="0in" fo:margin-top="0in" fo:margin-bottom="0in" style:contextual-spacing="false" fo:text-indent="0in" style:auto-text-indent="false" fo:padding="0in" fo:border="none"/>
    </style:style>
    <style:style style:name="P82" style:family="paragraph" style:parent-style-name="Text_20_body" style:list-style-name="L68">
      <style:paragraph-properties fo:margin-left="0in" fo:margin-right="0in" fo:margin-top="0in" fo:margin-bottom="0in" style:contextual-spacing="false" fo:text-indent="0in" style:auto-text-indent="false" fo:padding="0in" fo:border="none"/>
    </style:style>
    <style:style style:name="P83" style:family="paragraph" style:parent-style-name="Text_20_body" style:list-style-name="L69">
      <style:paragraph-properties fo:margin-left="0in" fo:margin-right="0in" fo:margin-top="0in" fo:margin-bottom="0in" style:contextual-spacing="false" fo:text-indent="0in" style:auto-text-indent="false" fo:padding="0in" fo:border="none"/>
    </style:style>
    <style:style style:name="P84" style:family="paragraph" style:parent-style-name="Text_20_body" style:list-style-name="L70">
      <style:paragraph-properties fo:margin-left="0in" fo:margin-right="0in" fo:margin-top="0in" fo:margin-bottom="0in" style:contextual-spacing="false" fo:text-indent="0in" style:auto-text-indent="false" fo:padding="0in" fo:border="none"/>
    </style:style>
    <style:style style:name="P85" style:family="paragraph" style:parent-style-name="Text_20_body" style:list-style-name="L71">
      <style:paragraph-properties fo:margin-left="0in" fo:margin-right="0in" fo:margin-top="0in" fo:margin-bottom="0in" style:contextual-spacing="false" fo:text-indent="0in" style:auto-text-indent="false" fo:padding="0in" fo:border="none"/>
    </style:style>
    <style:style style:name="P86" style:family="paragraph" style:parent-style-name="Text_20_body" style:list-style-name="L72">
      <style:paragraph-properties fo:margin-left="0in" fo:margin-right="0in" fo:margin-top="0in" fo:margin-bottom="0in" style:contextual-spacing="false" fo:text-indent="0in" style:auto-text-indent="false" fo:padding="0in" fo:border="none"/>
    </style:style>
    <style:style style:name="P87" style:family="paragraph" style:parent-style-name="Text_20_body" style:list-style-name="L73">
      <style:paragraph-properties fo:margin-left="0in" fo:margin-right="0in" fo:margin-top="0in" fo:margin-bottom="0in" style:contextual-spacing="false" fo:text-indent="0in" style:auto-text-indent="false" fo:padding="0in" fo:border="none"/>
    </style:style>
    <style:style style:name="P88" style:family="paragraph" style:parent-style-name="Text_20_body" style:list-style-name="L74">
      <style:paragraph-properties fo:margin-left="0in" fo:margin-right="0in" fo:margin-top="0in" fo:margin-bottom="0in" style:contextual-spacing="false" fo:text-indent="0in" style:auto-text-indent="false" fo:padding="0in" fo:border="none"/>
    </style:style>
    <style:style style:name="P89" style:family="paragraph" style:parent-style-name="Text_20_body" style:list-style-name="L75">
      <style:paragraph-properties fo:margin-left="0in" fo:margin-right="0in" fo:margin-top="0in" fo:margin-bottom="0in" style:contextual-spacing="false" fo:text-indent="0in" style:auto-text-indent="false" fo:padding="0in" fo:border="none"/>
    </style:style>
    <style:style style:name="P90" style:family="paragraph" style:parent-style-name="Text_20_body" style:list-style-name="L76">
      <style:paragraph-properties fo:margin-left="0in" fo:margin-right="0in" fo:margin-top="0in" fo:margin-bottom="0in" style:contextual-spacing="false" fo:text-indent="0in" style:auto-text-indent="false" fo:padding="0in" fo:border="none"/>
    </style:style>
    <style:style style:name="P91" style:family="paragraph" style:parent-style-name="Text_20_body">
      <style:paragraph-properties fo:margin-left="0in" fo:margin-right="0in" fo:margin-top="0in" fo:margin-bottom="0in" style:contextual-spacing="false" fo:text-indent="0in" style:auto-text-indent="false" fo:padding="0in" fo:border="none"/>
      <style:text-properties fo:font-weight="bold" style:font-weight-asian="bold" style:font-weight-complex="bold"/>
    </style:style>
    <style:style style:name="P92" style:family="paragraph" style:parent-style-name="Text_20_body" style:list-style-name="L77"/>
    <style:style style:name="P93" style:family="paragraph" style:parent-style-name="Text_20_body" style:list-style-name="L77">
      <style:paragraph-properties fo:margin-top="0in" fo:margin-bottom="0in" style:contextual-spacing="false"/>
    </style:style>
    <style:style style:name="P94" style:family="paragraph" style:parent-style-name="Text_20_body" style:list-style-name="L78"/>
    <style:style style:name="P95" style:family="paragraph" style:parent-style-name="Text_20_body" style:list-style-name="L78">
      <style:paragraph-properties fo:margin-top="0in" fo:margin-bottom="0in" style:contextual-spacing="false"/>
    </style:style>
    <style:style style:name="P96" style:family="paragraph" style:parent-style-name="Text_20_body" style:list-style-name="L79"/>
    <style:style style:name="P97" style:family="paragraph" style:parent-style-name="Text_20_body" style:list-style-name="L79">
      <style:paragraph-properties fo:margin-top="0in" fo:margin-bottom="0in" style:contextual-spacing="false"/>
    </style:style>
    <style:style style:name="P98" style:family="paragraph" style:parent-style-name="Text_20_body" style:list-style-name="L80"/>
    <style:style style:name="P99" style:family="paragraph" style:parent-style-name="Text_20_body" style:list-style-name="L80">
      <style:paragraph-properties fo:margin-top="0in" fo:margin-bottom="0in" style:contextual-spacing="false"/>
    </style:style>
    <style:style style:name="P100" style:family="paragraph" style:parent-style-name="Text_20_body" style:list-style-name="L81"/>
    <style:style style:name="P101" style:family="paragraph" style:parent-style-name="Text_20_body" style:list-style-name="L81">
      <style:paragraph-properties fo:margin-top="0in" fo:margin-bottom="0in" style:contextual-spacing="false"/>
    </style:style>
    <style:style style:name="P102" style:family="paragraph" style:parent-style-name="Text_20_body" style:list-style-name="L82"/>
    <style:style style:name="P103" style:family="paragraph" style:parent-style-name="Text_20_body" style:list-style-name="L82">
      <style:paragraph-properties fo:margin-top="0in" fo:margin-bottom="0in" style:contextual-spacing="false"/>
    </style:style>
    <style:style style:name="P104" style:family="paragraph" style:parent-style-name="Text_20_body" style:list-style-name="L83"/>
    <style:style style:name="P105" style:family="paragraph" style:parent-style-name="Text_20_body" style:list-style-name="L83">
      <style:paragraph-properties fo:margin-left="0in" fo:margin-right="0in" fo:text-indent="0in" style:auto-text-indent="false"/>
    </style:style>
    <style:style style:name="P106" style:family="paragraph" style:parent-style-name="Text_20_body" style:list-style-name="L84"/>
    <style:style style:name="P107" style:family="paragraph" style:parent-style-name="Text_20_body" style:list-style-name="L84">
      <style:paragraph-properties fo:margin-top="0in" fo:margin-bottom="0in" style:contextual-spacing="false"/>
    </style:style>
    <style:style style:name="P108" style:family="paragraph" style:parent-style-name="Text_20_body" style:list-style-name="L85"/>
    <style:style style:name="P109" style:family="paragraph" style:parent-style-name="Text_20_body" style:list-style-name="L85">
      <style:paragraph-properties fo:margin-top="0in" fo:margin-bottom="0in" style:contextual-spacing="false"/>
    </style:style>
    <style:style style:name="P110" style:family="paragraph" style:parent-style-name="Text_20_body" style:list-style-name="L86"/>
    <style:style style:name="P111" style:family="paragraph" style:parent-style-name="Text_20_body" style:list-style-name="L86">
      <style:paragraph-properties fo:margin-top="0in" fo:margin-bottom="0in" style:contextual-spacing="false"/>
    </style:style>
    <style:style style:name="P112" style:family="paragraph" style:parent-style-name="Text_20_body" style:list-style-name="L87"/>
    <style:style style:name="P113" style:family="paragraph" style:parent-style-name="Text_20_body" style:list-style-name="L87">
      <style:paragraph-properties fo:margin-top="0in" fo:margin-bottom="0in" style:contextual-spacing="false"/>
    </style:style>
    <style:style style:name="P114" style:family="paragraph" style:parent-style-name="Text_20_body" style:list-style-name="L88"/>
    <style:style style:name="P115" style:family="paragraph" style:parent-style-name="Text_20_body" style:list-style-name="L88">
      <style:paragraph-properties fo:margin-top="0in" fo:margin-bottom="0in" style:contextual-spacing="false"/>
    </style:style>
    <style:style style:name="T1" style:family="text">
      <style:text-properties fo:font-weight="bold"/>
    </style:style>
    <style:style style:name="T2" style:family="text">
      <style:text-properties style:font-name="Droid Sans Mono" fo:font-size="9pt" fo:font-weight="normal"/>
    </style:style>
    <style:style style:name="T3" style:family="text">
      <style:text-properties fo:color="#82d2ce" loext:opacity="100%"/>
    </style:style>
    <style:style style:name="T4" style:family="text">
      <style:text-properties fo:color="#82d2ce" loext:opacity="100%" style:font-name="Droid Sans Mono" fo:font-size="9pt" fo:font-weight="normal"/>
    </style:style>
    <style:style style:name="T5" style:family="text">
      <style:text-properties fo:color="#d6d6dd" loext:opacity="100%"/>
    </style:style>
    <style:style style:name="T6" style:family="text">
      <style:text-properties fo:color="#d6d6dd" loext:opacity="100%" style:font-name="Droid Sans Mono" fo:font-size="9pt" fo:font-weight="normal"/>
    </style:style>
    <style:style style:name="T7" style:family="text">
      <style:text-properties fo:color="#87c3ff" loext:opacity="100%"/>
    </style:style>
    <style:style style:name="T8" style:family="text">
      <style:text-properties fo:color="#efb080" loext:opacity="100%" style:font-name="Droid Sans Mono" fo:font-size="9pt" fo:font-weight="normal"/>
    </style:style>
    <style:style style:name="T9" style:family="text">
      <style:text-properties fo:color="#efb080" loext:opacity="100%" style:font-name="Droid Sans Mono" fo:font-size="9pt" fo:font-style="italic" fo:font-weight="normal"/>
    </style:style>
    <style:style style:name="T10" style:family="text">
      <style:text-properties fo:color="#ffd700" loext:opacity="100%" style:font-name="Droid Sans Mono" fo:font-size="9pt" fo:font-weight="normal"/>
    </style:style>
    <style:style style:name="T11" style:family="text">
      <style:text-properties fo:color="#c1808a" loext:opacity="100%" style:font-name="Droid Sans Mono" fo:font-size="9pt" fo:font-weight="normal"/>
    </style:style>
    <style:style style:name="T12" style:family="text">
      <style:text-properties fo:color="#aaa0fa" loext:opacity="100%" style:font-name="Droid Sans Mono" fo:font-size="9pt" fo:font-weight="normal"/>
    </style:style>
    <style:style style:name="T13" style:family="text">
      <style:text-properties fo:color="#f8c762" loext:opacity="100%" style:font-name="Droid Sans Mono" fo:font-size="9pt" fo:font-style="italic" fo:font-weight="normal"/>
    </style:style>
    <style:style style:name="T14" style:family="text">
      <style:text-properties fo:color="#e394dc" loext:opacity="100%" style:font-name="Droid Sans Mono" fo:font-size="9pt"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text:start-value="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text:start-value="8">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6" text:anchor-type="page" text:anchor-page-number="1" svg:x="0in" svg:y="0in" svg:width="3.3752in" draw:z-index="5">
        <draw:text-box fo:min-height="0.0161in">
          <text:p text:style-name="P10"/>
        </draw:text-box>
      </draw:frame>
      <draw:frame draw:style-name="fr1" draw:name="Frame17" text:anchor-type="page" text:anchor-page-number="1" svg:x="0in" svg:y="0in" svg:width="0.0161in" draw:z-index="4">
        <draw:text-box fo:min-height="1.9583in">
          <text:p text:style-name="P10"/>
        </draw:text-box>
      </draw:frame>
      <draw:frame draw:style-name="fr1" draw:name="Frame16" text:anchor-type="page" text:anchor-page-number="1" svg:x="0in" svg:y="0in" svg:width="0.0161in" draw:z-index="3">
        <draw:text-box fo:min-height="0.0161in">
          <text:p text:style-name="P10"/>
        </draw:text-box>
      </draw:frame>
      <draw:frame draw:style-name="fr1" draw:name="Frame11" text:anchor-type="page" text:anchor-page-number="1" svg:x="0in" svg:y="0in" svg:width="3.3752in" draw:z-index="2">
        <draw:text-box fo:min-height="0.0161in">
          <text:p text:style-name="P10"/>
        </draw:text-box>
      </draw:frame>
      <draw:frame draw:style-name="fr1" draw:name="Frame2" text:anchor-type="page" text:anchor-page-number="1" svg:x="0in" svg:y="0in" svg:width="0.0161in" draw:z-index="1">
        <draw:text-box fo:min-height="0.7917in">
          <text:p text:style-name="P10"/>
        </draw:text-box>
      </draw:frame>
      <draw:frame draw:style-name="fr1" draw:name="Frame1" text:anchor-type="page" text:anchor-page-number="1" svg:x="0in" svg:y="0in" svg:width="0.0161in" draw:z-index="0">
        <draw:text-box fo:min-height="0.0161in">
          <text:p text:style-name="P10"/>
        </draw:text-box>
      </draw:frame>
      <text:h text:style-name="P1" text:outline-level="1">Maswali: AI-Powered Interactive Quiz Platform - Full Design &amp; Implementation Plan (v1.0)</text:h>
      <text:p text:style-name="Text_20_body"><text:span text:style-name="Strong_20_Emphasis">Document Version:</text:span> 1.0 <text:span text:style-name="Strong_20_Emphasis">Date:</text:span> 2025-04-06</text:p>
      <text:h text:style-name="Heading_20_2" text:outline-level="2">1. Overview</text:h>
      <text:p text:style-name="Text_20_body">Maswali ("Questions" in Swahili) is an innovative AI-driven platform designed to transform traditional quizzes into dynamic, personalized, and engaging learning experiences. By leveraging advanced AI, Maswali facilitates smart quiz creation, adaptive learning pathways, and insightful analytics for both creators and takers. This document outlines the full design specification and the initial implementation roadmap.</text:p>
      <text:h text:style-name="Heading_20_2" text:outline-level="2">2. Core Platform Features</text:h>
      <text:h text:style-name="Heading_20_3" text:outline-level="3">2.1. Quiz Creation &amp; Management (For Creators)</text:h>
      <text:list text:style-name="L77">
        <text:list-item>
          <text:p text:style-name="P93"><text:span text:style-name="Strong_20_Emphasis">Smart Generation:</text:span> AI algorithms generate relevant and varied questions based on creator-defined parameters (topic, difficulty, style, desired length/scope). </text:p>
        </text:list-item>
        <text:list-item>
          <text:p text:style-name="P93"><text:span text:style-name="Strong_20_Emphasis">Dynamic Scaling:</text:span> Capability to generate a potentially vast pool of unique questions within a topic, enabling "endless" quiz modes. </text:p>
        </text:list-item>
        <text:list-item>
          <text:p text:style-name="P93"><text:span text:style-name="Strong_20_Emphasis">Quality Control:</text:span> Automated checks (e.g., for repetition, basic clarity) combined with a mandatory creator preview and approval workflow before publishing. </text:p>
        </text:list-item>
        <text:list-item>
          <text:p text:style-name="P93"><text:span text:style-name="Strong_20_Emphasis">Customization Options:</text:span> </text:p>
          <text:list>
            <text:list-item>
              <text:p text:style-name="P93">Difficulty levels (initial settings and ranges for adaptation). </text:p>
            </text:list-item>
            <text:list-item>
              <text:p text:style-name="P93">Question types (multiple choice, true/false, open-ended - <text:span text:style-name="Emphasis">initial focus on MC/TF</text:span>). </text:p>
            </text:list-item>
            <text:list-item>
              <text:p text:style-name="P93">Language and tone adjustment. </text:p>
            </text:list-item>
            <text:list-item>
              <text:p text:style-name="P93">Topic-specific formatting rules. </text:p>
            </text:list-item>
          </text:list>
        </text:list-item>
        <text:list-item>
          <text:p text:style-name="P93"><text:span text:style-name="Strong_20_Emphasis">Control Features:</text:span> </text:p>
          <text:list>
            <text:list-item>
              <text:p text:style-name="P93">Fine-tuning of AI generation parameters. </text:p>
            </text:list-item>
            <text:list-item>
              <text:p text:style-name="P93">Definition of response validation rules and scoring mechanisms. </text:p>
            </text:list-item>
            <text:list-item>
              <text:p text:style-name="P92">Customization of feedback provided to takers. </text:p>
            </text:list-item>
          </text:list>
        </text:list-item>
      </text:list>
      <text:h text:style-name="Heading_20_3" text:outline-level="3">2.2. Quiz Taking &amp; Engagement (For Takers)</text:h>
      <text:list text:style-name="L78">
        <text:list-item>
          <text:p text:style-name="P95"><text:span text:style-name="Strong_20_Emphasis">Personalized Experience:</text:span> Quizzes adapt in difficulty based on real-time performance (Leveraging Adaptive Learning). </text:p>
        </text:list-item>
        <text:list-item>
          <text:p text:style-name="P95"><text:span text:style-name="Strong_20_Emphasis">Real-time Feedback:</text:span> Instant feedback on answers, potentially with explanations generated or curated by AI. </text:p>
        </text:list-item>
        <text:list-item>
          <text:p text:style-name="P95"><text:span text:style-name="Strong_20_Emphasis">Progress Tracking:</text:span> Users can monitor their performance within a quiz session and historically. </text:p>
        </text:list-item>
        <text:list-item>
          <text:p text:style-name="P95"><text:span text:style-name="Strong_20_Emphasis">Achievement System:</text:span> Gamification elements like badges or points for milestones. </text:p>
        </text:list-item>
        <text:list-item>
          <text:p text:style-name="P94"><text:span text:style-name="Strong_20_Emphasis">Social Sharing:</text:span> Options to share results or quiz links (future enhancement). </text:p>
        </text:list-item>
      </text:list>
      <text:h text:style-name="Heading_20_3" text:outline-level="3">2.3. Advanced Capabilities</text:h>
      <text:list text:style-name="L79">
        <text:list-item>
          <text:p text:style-name="P97"><text:span text:style-name="Strong_20_Emphasis">Adaptive Learning Engine:</text:span> </text:p>
          <text:list>
            <text:list-item>
              <text:p text:style-name="P97"><text:soft-page-break/>Dynamically adjusts question difficulty based on taker's responses. </text:p>
            </text:list-item>
            <text:list-item>
              <text:p text:style-name="P97">Selects subsequent questions targeting areas needing reinforcement or challenge. </text:p>
            </text:list-item>
            <text:list-item>
              <text:p text:style-name="P97">Recognizes learning patterns over time (stored in User Memory). </text:p>
            </text:list-item>
          </text:list>
        </text:list-item>
        <text:list-item>
          <text:p text:style-name="P97"><text:span text:style-name="Strong_20_Emphasis">Analytics &amp; Insights:</text:span> </text:p>
          <text:list>
            <text:list-item>
              <text:p text:style-name="P97"><text:span text:style-name="Strong_20_Emphasis">For Creators:</text:span> Dashboard showing completion rates, question effectiveness analysis, user engagement metrics, overall performance trends. </text:p>
            </text:list-item>
            <text:list-item>
              <text:p text:style-name="P97"><text:span text:style-name="Strong_20_Emphasis">For Takers:</text:span> Personal dashboard showing progress, skill development insights, comparison data (optional/anonymous), learning recommendations. </text:p>
            </text:list-item>
          </text:list>
        </text:list-item>
        <text:list-item>
          <text:p text:style-name="P97"><text:span text:style-name="Strong_20_Emphasis">Lead Generation &amp; Engagement (Optional Module):</text:span> </text:p>
          <text:list>
            <text:list-item>
              <text:p text:style-name="P97">Integration points for CRM, email marketing. </text:p>
            </text:list-item>
            <text:list-item>
              <text:p text:style-name="P96">Collection of user preferences, knowledge levels, and contact information (with consent). </text:p>
            </text:list-item>
          </text:list>
        </text:list-item>
      </text:list>
      <text:h text:style-name="Heading_20_2" text:outline-level="2">3. User Roles</text:h>
      <text:h text:style-name="Heading_20_3" text:outline-level="3">3.1. Quiz Creators</text:h>
      <text:list text:style-name="L80">
        <text:list-item>
          <text:p text:style-name="P99"><text:span text:style-name="Strong_20_Emphasis">Profiles:</text:span> Educational institutions, corporate trainers, content creators, individual educators. </text:p>
        </text:list-item>
        <text:list-item>
          <text:p text:style-name="P99"><text:span text:style-name="Strong_20_Emphasis">Workflow:</text:span> Input Parameters -&gt; AI Generation -&gt; Preview &amp; Edit -&gt; Publish/Share. </text:p>
        </text:list-item>
        <text:list-item>
          <text:p text:style-name="P98"><text:span text:style-name="Strong_20_Emphasis">Access:</text:span> Full control over quiz creation, parameters, validation, scoring, feedback, and access to detailed analytics. </text:p>
        </text:list-item>
      </text:list>
      <text:h text:style-name="Heading_20_3" text:outline-level="3">3.2. Quiz Takers</text:h>
      <text:list text:style-name="L81">
        <text:list-item>
          <text:p text:style-name="P101"><text:span text:style-name="Strong_20_Emphasis">Interaction:</text:span> Take quizzes, receive adaptive challenges, get immediate feedback, track progress. </text:p>
        </text:list-item>
        <text:list-item>
          <text:p text:style-name="P100"><text:span text:style-name="Strong_20_Emphasis">Access:</text:span> Personalized dashboard, quiz history, performance insights. </text:p>
        </text:list-item>
      </text:list>
      <text:h text:style-name="Heading_20_2" text:outline-level="2">4. Backend Architecture</text:h>
      <text:p text:style-name="Text_20_body">The backend will be built using Python with FastAPI for the API layer, LangGraph for orchestrating AI agent flows, and PostgreSQL as the relational database. An ORM like SQLAlchemy will be used for database interaction. Redis may be employed for caching, particularly for Conversation Memory.</text:p>
      <text:h text:style-name="Heading_20_3" text:outline-level="3">4.1. Memory System</text:h>
      <text:p text:style-name="Text_20_body">Distinct memory types are crucial for personalization and context awareness:</text:p>
      <text:p text:style-name="P10">Python</text:p>
      <text:p text:style-name="Preformatted_20_Text"><text:span text:style-name="Source_20_Text">from pydantic import BaseModel, Field</text:span></text:p>
      <text:p text:style-name="Preformatted_20_Text"><text:span text:style-name="Source_20_Text">from typing import List, Dict, Any, Optional</text:span></text:p>
      <text:p text:style-name="Preformatted_20_Text"><text:span text:style-name="Source_20_Text">from datetime import datetime</text:span></text:p>
      <text:p text:style-name="Preformatted_20_Text"><text:span text:style-name="Source_20_Text">from uuid import UUID</text:span></text:p>
      <text:p text:style-name="Preformatted_20_Text"/>
      <text:p text:style-name="Preformatted_20_Text"><text:span text:style-name="Source_20_Text"># Represents a single message in a conversation</text:span></text:p>
      <text:p text:style-name="Preformatted_20_Text"><text:span text:style-name="Source_20_Text">class Message(BaseModel):</text:span></text:p>
      <text:p text:style-name="Preformatted_20_Text"><text:span text:style-name="Source_20_Text"><text:s text:c="4"/>role: str # e.g., 'user', 'assistant', 'system'</text:span></text:p>
      <text:p text:style-name="Preformatted_20_Text"><text:span text:style-name="Source_20_Text"><text:s text:c="4"/>content: str</text:span></text:p>
      <text:p text:style-name="Preformatted_20_Text"><text:span text:style-name="Source_20_Text"><text:s text:c="4"/>timestamp: datetime = Field(default_factory=datetime.utcnow)</text:span></text:p>
      <text:p text:style-name="Preformatted_20_Text"/>
      <text:p text:style-name="Preformatted_20_Text"><text:soft-page-break/><text:span text:style-name="Source_20_Text"># Represents a pattern learned about question generation or user interaction</text:span></text:p>
      <text:p text:style-name="Preformatted_20_Text"><text:span text:style-name="Source_20_Text">class Pattern(BaseModel):</text:span></text:p>
      <text:p text:style-name="Preformatted_20_Text"><text:span text:style-name="Source_20_Text"><text:s text:c="4"/>pattern_id: str</text:span></text:p>
      <text:p text:style-name="Preformatted_20_Text"><text:span text:style-name="Source_20_Text"><text:s text:c="4"/>description: str</text:span></text:p>
      <text:p text:style-name="Preformatted_20_Text"><text:span text:style-name="Source_20_Text"><text:s text:c="4"/>metadata: Dict[str, Any] = {}</text:span></text:p>
      <text:p text:style-name="Preformatted_20_Text"/>
      <text:p text:style-name="Preformatted_20_Text"><text:span text:style-name="Source_20_Text"># 1. Conversation Memory (Short-Term / Session-Based)</text:span></text:p>
      <text:p text:style-name="Preformatted_20_Text"><text:span text:style-name="Source_20_Text"># Likely stored in a fast cache like Redis, potentially persisted partially to DB</text:span></text:p>
      <text:p text:style-name="Preformatted_20_Text"><text:span text:style-name="Source_20_Text">class ConversationMemory(BaseModel):</text:span></text:p>
      <text:p text:style-name="Preformatted_20_Text"><text:span text:style-name="Source_20_Text"><text:s text:c="4"/>"""Stores state for an ongoing quiz session."""</text:span></text:p>
      <text:p text:style-name="Preformatted_20_Text"><text:span text:style-name="Source_20_Text"><text:s text:c="4"/>session_id: UUID</text:span></text:p>
      <text:p text:style-name="Preformatted_20_Text"><text:span text:style-name="Source_20_Text"><text:s text:c="4"/>user_id: UUID # Link to the user</text:span></text:p>
      <text:p text:style-name="Preformatted_20_Text"><text:span text:style-name="Source_20_Text"><text:s text:c="4"/>quiz_id: UUID # Link to the quiz being taken</text:span></text:p>
      <text:p text:style-name="Preformatted_20_Text"><text:span text:style-name="Source_20_Text"><text:s text:c="4"/>current_question_index: int = 0</text:span></text:p>
      <text:p text:style-name="Preformatted_20_Text"><text:span text:style-name="Source_20_Text"><text:s text:c="4"/>recent_messages: List[Message] = [] # User answers, system prompts/questions</text:span></text:p>
      <text:p text:style-name="Preformatted_20_Text"><text:span text:style-name="Source_20_Text"><text:s text:c="4"/>session_score: float = 0.0</text:span></text:p>
      <text:p text:style-name="Preformatted_20_Text"><text:span text:style-name="Source_20_Text"><text:s text:c="4"/>current_difficulty_level: str = "medium" # Default or initial</text:span></text:p>
      <text:p text:style-name="Preformatted_20_Text"><text:span text:style-name="Source_20_Text"><text:s text:c="4"/>last_interaction: datetime = Field(default_factory=datetime.utcnow)</text:span></text:p>
      <text:p text:style-name="Preformatted_20_Text"><text:span text:style-name="Source_20_Text"><text:s text:c="4"/>context: Dict[str, Any] = {} # Other dynamic session data (e.g., adaptive state)</text:span></text:p>
      <text:p text:style-name="Preformatted_20_Text"/>
      <text:p text:style-name="Preformatted_20_Text"><text:span text:style-name="Source_20_Text"># 2. Knowledge Memory (Long-Term / Topic-Based)</text:span></text:p>
      <text:p text:style-name="Preformatted_20_Text"><text:span text:style-name="Source_20_Text"># Stored persistently, updated periodically via analytics pipelines</text:span></text:p>
      <text:p text:style-name="Preformatted_20_Text"><text:span text:style-name="Source_20_Text">class KnowledgeMemory(BaseModel):</text:span></text:p>
      <text:p text:style-name="Preformatted_20_Text"><text:span text:style-name="Source_20_Text"><text:s text:c="4"/>"""Stores aggregated, anonymized data about quiz content for a specific topic."""</text:span></text:p>
      <text:p text:style-name="Preformatted_20_Text"><text:span text:style-name="Source_20_Text"><text:s text:c="4"/>topic: str</text:span></text:p>
      <text:p text:style-name="Preformatted_20_Text"><text:span text:style-name="Source_20_Text"><text:s text:c="4"/>question_patterns: List[Pattern] = [] # Successful/unsuccessful generation patterns</text:span></text:p>
      <text:p text:style-name="Preformatted_20_Text"><text:span text:style-name="Source_20_Text"><text:s text:c="4"/>difficulty_mappings: Dict[str, float] = {} # Calibration data (e.g., question_id -&gt; avg_difficulty_score)</text:span></text:p>
      <text:p text:style-name="Preformatted_20_Text"><text:span text:style-name="Source_20_Text"><text:s text:c="4"/>question_success_rates: Dict[str, float] = {} # Aggregated performance (e.g., question_id -&gt; success_rate)</text:span></text:p>
      <text:p text:style-name="Preformatted_20_Text"><text:span text:style-name="Source_20_Text"><text:s text:c="4"/>common_misconceptions: List[str] = []</text:span></text:p>
      <text:p text:style-name="Preformatted_20_Text"><text:span text:style-name="Source_20_Text"><text:s text:c="4"/>related_concepts: List[str] = []</text:span></text:p>
      <text:p text:style-name="Preformatted_20_Text"><text:span text:style-name="Source_20_Text"><text:s text:c="4"/>last_updated: datetime = Field(default_factory=datetime.utcnow)</text:span></text:p>
      <text:p text:style-name="Preformatted_20_Text"/>
      <text:p text:style-name="Preformatted_20_Text"><text:span text:style-name="Source_20_Text"># 3. User Memory (Long-Term / User-Based)</text:span></text:p>
      <text:p text:style-name="Preformatted_20_Text"><text:span text:style-name="Source_20_Text"># Stored persistently, linked to the user profile</text:span></text:p>
      <text:p text:style-name="Preformatted_20_Text"><text:span text:style-name="Source_20_Text">class UserMemory(BaseModel):</text:span></text:p>
      <text:p text:style-name="Preformatted_20_Text"><text:span text:style-name="Source_20_Text"><text:s text:c="4"/>"""Stores individual user preferences, history summaries, and derived patterns."""</text:span></text:p>
      <text:p text:style-name="Preformatted_20_Text"><text:span text:style-name="Source_20_Text"><text:s text:c="4"/>user_id: UUID</text:span></text:p>
      <text:p text:style-name="Preformatted_20_Text"><text:span text:style-name="Source_20_Text"><text:s text:c="4"/># Note: Detailed quiz_history (attempts/answers) stored in dedicated DB tables</text:span></text:p>
      <text:p text:style-name="Preformatted_20_Text"><text:span text:style-name="Source_20_Text"><text:s text:c="4"/>learning_patterns: Dict[str, float] = {} # Derived strengths/weaknesses per topic (e.g., {"topic_calculus": 0.85})</text:span></text:p>
      <text:p text:style-name="Preformatted_20_Text"><text:span text:style-name="Source_20_Text"><text:s text:c="4"/>difficulty_preferences: Dict[str, str] = {} # Explicit or inferred preferred challenge level per topic</text:span></text:p>
      <text:p text:style-name="Preformatted_20_Text"><text:span text:style-name="Source_20_Text"><text:s text:c="4"/>preferred_topics: List[str] = []</text:span></text:p>
      <text:p text:style-name="Preformatted_20_Text"><text:span text:style-name="Source_20_Text"><text:s text:c="4"/>interaction_style_preferences: Dict[str, Any] = {} # e.g., feedback verbosity</text:span></text:p>
      <text:p text:style-name="P5"><text:span text:style-name="Source_20_Text"><text:s text:c="4"/>last_updated: datetime = Field(default_factory=datetime.utcnow)</text:span></text:p>
      <text:h text:style-name="Heading_20_3" text:outline-level="3">4.2. Database Schema (PostgreSQL)</text:h>
      <text:p text:style-name="P10">SQL</text:p>
      <text:p text:style-name="Preformatted_20_Text"><text:span text:style-name="Source_20_Text">-- Enable UUID generation</text:span></text:p>
      <text:p text:style-name="Preformatted_20_Text"><text:span text:style-name="Source_20_Text">CREATE EXTENSION IF NOT EXISTS "pgcrypto";</text:span></text:p>
      <text:p text:style-name="Preformatted_20_Text"/>
      <text:p text:style-name="Preformatted_20_Text"><text:span text:style-name="Source_20_Text">-- Core User and Quiz Tables</text:span></text:p>
      <text:p text:style-name="Preformatted_20_Text"><text:soft-page-break/><text:span text:style-name="Source_20_Text">CREATE TABLE users (</text:span></text:p>
      <text:p text:style-name="Preformatted_20_Text"><text:span text:style-name="Source_20_Text"><text:s text:c="4"/>id UUID PRIMARY KEY DEFAULT gen_random_uuid(),</text:span></text:p>
      <text:p text:style-name="Preformatted_20_Text"><text:span text:style-name="Source_20_Text"><text:s text:c="4"/>email VARCHAR(255) UNIQUE NOT NULL,</text:span></text:p>
      <text:p text:style-name="Preformatted_20_Text"><text:span text:style-name="Source_20_Text"><text:s text:c="4"/>hashed_password VARCHAR(255), -- For direct authentication if needed</text:span></text:p>
      <text:p text:style-name="Preformatted_20_Text"><text:span text:style-name="Source_20_Text"><text:s text:c="4"/>role VARCHAR(50) NOT NULL CHECK (role IN ('creator', 'taker')),</text:span></text:p>
      <text:p text:style-name="Preformatted_20_Text"><text:span text:style-name="Source_20_Text"><text:s text:c="4"/>created_at TIMESTAMPTZ DEFAULT now(),</text:span></text:p>
      <text:p text:style-name="Preformatted_20_Text"><text:span text:style-name="Source_20_Text"><text:s text:c="4"/>updated_at TIMESTAMPTZ DEFAULT now()</text:span></text:p>
      <text:p text:style-name="Preformatted_20_Text"><text:span text:style-name="Source_20_Text">);</text:span></text:p>
      <text:p text:style-name="Preformatted_20_Text"/>
      <text:p text:style-name="Preformatted_20_Text"><text:span text:style-name="Source_20_Text">CREATE TABLE quizzes (</text:span></text:p>
      <text:p text:style-name="Preformatted_20_Text"><text:span text:style-name="Source_20_Text"><text:s text:c="4"/>id UUID PRIMARY KEY DEFAULT gen_random_uuid(),</text:span></text:p>
      <text:p text:style-name="Preformatted_20_Text"><text:span text:style-name="Source_20_Text"><text:s text:c="4"/>creator_id UUID REFERENCES users(id) ON DELETE SET NULL, -- Keep quiz if creator leaves? Decide policy.</text:span></text:p>
      <text:p text:style-name="Preformatted_20_Text"><text:span text:style-name="Source_20_Text"><text:s text:c="4"/>title VARCHAR(255) NOT NULL,</text:span></text:p>
      <text:p text:style-name="Preformatted_20_Text"><text:span text:style-name="Source_20_Text"><text:s text:c="4"/>description TEXT,</text:span></text:p>
      <text:p text:style-name="Preformatted_20_Text"><text:span text:style-name="Source_20_Text"><text:s text:c="4"/>topic VARCHAR(100),</text:span></text:p>
      <text:p text:style-name="Preformatted_20_Text"><text:span text:style-name="Source_20_Text"><text:s text:c="4"/>generation_parameters JSONB, -- AI params: style, tone, initial difficulty etc.</text:span></text:p>
      <text:p text:style-name="Preformatted_20_Text"><text:span text:style-name="Source_20_Text"><text:s text:c="4"/>is_published BOOLEAN DEFAULT FALSE,</text:span></text:p>
      <text:p text:style-name="Preformatted_20_Text"><text:span text:style-name="Source_20_Text"><text:s text:c="4"/>is_endless BOOLEAN DEFAULT FALSE,</text:span></text:p>
      <text:p text:style-name="Preformatted_20_Text"><text:span text:style-name="Source_20_Text"><text:s text:c="4"/>created_at TIMESTAMPTZ DEFAULT now(),</text:span></text:p>
      <text:p text:style-name="Preformatted_20_Text"><text:span text:style-name="Source_20_Text"><text:s text:c="4"/>updated_at TIMESTAMPTZ DEFAULT now()</text:span></text:p>
      <text:p text:style-name="Preformatted_20_Text"><text:span text:style-name="Source_20_Text">);</text:span></text:p>
      <text:p text:style-name="Preformatted_20_Text"/>
      <text:p text:style-name="Preformatted_20_Text"><text:span text:style-name="Source_20_Text">-- Dedicated Questions table</text:span></text:p>
      <text:p text:style-name="Preformatted_20_Text"><text:span text:style-name="Source_20_Text">CREATE TABLE questions (</text:span></text:p>
      <text:p text:style-name="Preformatted_20_Text"><text:span text:style-name="Source_20_Text"><text:s text:c="4"/>id UUID PRIMARY KEY DEFAULT gen_random_uuid(),</text:span></text:p>
      <text:p text:style-name="Preformatted_20_Text"><text:span text:style-name="Source_20_Text"><text:s text:c="4"/>quiz_id UUID REFERENCES quizzes(id) ON DELETE CASCADE, -- Link to specific quiz generation batch</text:span></text:p>
      <text:p text:style-name="Preformatted_20_Text"><text:span text:style-name="Source_20_Text"><text:s text:c="4"/>question_text TEXT NOT NULL,</text:span></text:p>
      <text:p text:style-name="Preformatted_20_Text"><text:span text:style-name="Source_20_Text"><text:s text:c="4"/>question_type VARCHAR(50) CHECK (question_type IN ('multiple_choice', 'true_false', 'open_ended')),</text:span></text:p>
      <text:p text:style-name="Preformatted_20_Text"><text:span text:style-name="Source_20_Text"><text:s text:c="4"/>options JSONB, -- For multiple_choice: {"a": "Text A", "b": "Text B", "correct": "a"}; For true_false: {"correct": true}</text:span></text:p>
      <text:p text:style-name="Preformatted_20_Text"><text:span text:style-name="Source_20_Text"><text:s text:c="4"/>difficulty_rating FLOAT, -- Assigned difficulty score (e.g., 0.0 to 1.0)</text:span></text:p>
      <text:p text:style-name="Preformatted_20_Text"><text:span text:style-name="Source_20_Text"><text:s text:c="4"/>generation_metadata JSONB, -- Info: prompt used, model, validation results</text:span></text:p>
      <text:p text:style-name="Preformatted_20_Text"><text:span text:style-name="Source_20_Text"><text:s text:c="4"/>creator_approved BOOLEAN DEFAULT FALSE, -- QC workflow status</text:span></text:p>
      <text:p text:style-name="Preformatted_20_Text"><text:span text:style-name="Source_20_Text"><text:s text:c="4"/>created_at TIMESTAMPTZ DEFAULT now()</text:span></text:p>
      <text:p text:style-name="Preformatted_20_Text"><text:span text:style-name="Source_20_Text">);</text:span></text:p>
      <text:p text:style-name="Preformatted_20_Text"/>
      <text:p text:style-name="Preformatted_20_Text"><text:span text:style-name="Source_20_Text">-- Storing Quiz Attempts (Sessions) and Answers</text:span></text:p>
      <text:p text:style-name="Preformatted_20_Text"><text:span text:style-name="Source_20_Text">CREATE TABLE quiz_sessions (</text:span></text:p>
      <text:p text:style-name="Preformatted_20_Text"><text:span text:style-name="Source_20_Text"><text:s text:c="4"/>id UUID PRIMARY KEY DEFAULT gen_random_uuid(), -- This is the session_id used in ConversationMemory</text:span></text:p>
      <text:p text:style-name="Preformatted_20_Text"><text:span text:style-name="Source_20_Text"><text:s text:c="4"/>user_id UUID REFERENCES users(id) ON DELETE CASCADE,</text:span></text:p>
      <text:p text:style-name="Preformatted_20_Text"><text:span text:style-name="Source_20_Text"><text:s text:c="4"/>quiz_id UUID REFERENCES quizzes(id) ON DELETE CASCADE,</text:span></text:p>
      <text:p text:style-name="Preformatted_20_Text"><text:span text:style-name="Source_20_Text"><text:s text:c="4"/>status VARCHAR(50) DEFAULT 'started' CHECK (status IN ('started', 'in_progress', 'completed', 'aborted')),</text:span></text:p>
      <text:p text:style-name="Preformatted_20_Text"><text:span text:style-name="Source_20_Text"><text:s text:c="4"/>score FLOAT,</text:span></text:p>
      <text:p text:style-name="Preformatted_20_Text"><text:span text:style-name="Source_20_Text"><text:s text:c="4"/>started_at TIMESTAMPTZ DEFAULT now(),</text:span></text:p>
      <text:p text:style-name="Preformatted_20_Text"><text:span text:style-name="Source_20_Text"><text:s text:c="4"/>completed_at TIMESTAMPTZ,</text:span></text:p>
      <text:p text:style-name="Preformatted_20_Text"><text:span text:style-name="Source_20_Text"><text:s text:c="4"/>final_difficulty_level VARCHAR(50) -- Record difficulty at end of session</text:span></text:p>
      <text:p text:style-name="Preformatted_20_Text"><text:span text:style-name="Source_20_Text">);</text:span></text:p>
      <text:p text:style-name="Preformatted_20_Text"/>
      <text:p text:style-name="Preformatted_20_Text"><text:span text:style-name="Source_20_Text">CREATE TABLE session_answers (</text:span></text:p>
      <text:p text:style-name="Preformatted_20_Text"><text:span text:style-name="Source_20_Text"><text:s text:c="4"/>id BIGSERIAL PRIMARY KEY, -- Auto-incrementing key for answers</text:span></text:p>
      <text:p text:style-name="Preformatted_20_Text"><text:span text:style-name="Source_20_Text"><text:s text:c="4"/>session_id UUID REFERENCES quiz_sessions(id) ON DELETE CASCADE,</text:span></text:p>
      <text:p text:style-name="Preformatted_20_Text"><text:span text:style-name="Source_20_Text"><text:s text:c="4"/>question_id UUID REFERENCES questions(id) ON DELETE CASCADE,</text:span></text:p>
      <text:p text:style-name="Preformatted_20_Text"><text:span text:style-name="Source_20_Text"><text:s text:c="4"/>answer_provided JSONB, -- Store the actual answer provided by the user (flexible format)</text:span></text:p>
      <text:p text:style-name="Preformatted_20_Text"><text:span text:style-name="Source_20_Text"><text:s text:c="4"/>is_correct BOOLEAN,</text:span></text:p>
      <text:p text:style-name="Preformatted_20_Text"><text:span text:style-name="Source_20_Text"><text:s text:c="4"/>timestamp TIMESTAMPTZ DEFAULT now(),</text:span></text:p>
      <text:p text:style-name="Preformatted_20_Text"><text:span text:style-name="Source_20_Text"><text:s text:c="4"/>feedback_provided TEXT -- Store any feedback given to the user for this answer</text:span></text:p>
      <text:p text:style-name="Preformatted_20_Text"><text:soft-page-break/><text:span text:style-name="Source_20_Text">);</text:span></text:p>
      <text:p text:style-name="Preformatted_20_Text"/>
      <text:p text:style-name="Preformatted_20_Text"><text:span text:style-name="Source_20_Text">-- Memory Storage (Persistent Backups/Core Data)</text:span></text:p>
      <text:p text:style-name="Preformatted_20_Text"><text:span text:style-name="Source_20_Text">-- Conversation memory primarily in cache (Redis), maybe snapshots here.</text:span></text:p>
      <text:p text:style-name="Preformatted_20_Text"><text:span text:style-name="Source_20_Text">-- CREATE TABLE conversation_memory_snapshots ( ... ); -- Optional</text:span></text:p>
      <text:p text:style-name="Preformatted_20_Text"/>
      <text:p text:style-name="Preformatted_20_Text"><text:span text:style-name="Source_20_Text">-- Knowledge memory stored per topic</text:span></text:p>
      <text:p text:style-name="Preformatted_20_Text"><text:span text:style-name="Source_20_Text">CREATE TABLE knowledge_memories (</text:span></text:p>
      <text:p text:style-name="Preformatted_20_Text"><text:span text:style-name="Source_20_Text"><text:s text:c="4"/>topic VARCHAR(255) PRIMARY KEY,</text:span></text:p>
      <text:p text:style-name="Preformatted_20_Text"><text:span text:style-name="Source_20_Text"><text:s text:c="4"/>memory_data JSONB NOT NULL, -- Store the KnowledgeMemory Pydantic model as JSON</text:span></text:p>
      <text:p text:style-name="Preformatted_20_Text"><text:span text:style-name="Source_20_Text"><text:s text:c="4"/>last_updated TIMESTAMPTZ DEFAULT now()</text:span></text:p>
      <text:p text:style-name="Preformatted_20_Text"><text:span text:style-name="Source_20_Text">);</text:span></text:p>
      <text:p text:style-name="Preformatted_20_Text"/>
      <text:p text:style-name="Preformatted_20_Text"><text:span text:style-name="Source_20_Text">-- User memory associated directly with the user</text:span></text:p>
      <text:p text:style-name="Preformatted_20_Text"><text:span text:style-name="Source_20_Text">CREATE TABLE user_memories (</text:span></text:p>
      <text:p text:style-name="Preformatted_20_Text"><text:span text:style-name="Source_20_Text"><text:s text:c="4"/>user_id UUID PRIMARY KEY REFERENCES users(id) ON DELETE CASCADE,</text:span></text:p>
      <text:p text:style-name="Preformatted_20_Text"><text:span text:style-name="Source_20_Text"><text:s text:c="4"/>memory_data JSONB NOT NULL, -- Store the UserMemory Pydantic model as JSON</text:span></text:p>
      <text:p text:style-name="Preformatted_20_Text"><text:span text:style-name="Source_20_Text"><text:s text:c="4"/>last_updated TIMESTAMPTZ DEFAULT now()</text:span></text:p>
      <text:p text:style-name="Preformatted_20_Text"><text:span text:style-name="Source_20_Text">);</text:span></text:p>
      <text:p text:style-name="Preformatted_20_Text"/>
      <text:p text:style-name="Preformatted_20_Text"><text:span text:style-name="Source_20_Text">-- Add Indexes for performance</text:span></text:p>
      <text:p text:style-name="Preformatted_20_Text"><text:span text:style-name="Source_20_Text">CREATE INDEX idx_users_email ON users(email);</text:span></text:p>
      <text:p text:style-name="Preformatted_20_Text"><text:span text:style-name="Source_20_Text">CREATE INDEX idx_quizzes_creator_id ON quizzes(creator_id);</text:span></text:p>
      <text:p text:style-name="Preformatted_20_Text"><text:span text:style-name="Source_20_Text">CREATE INDEX idx_quizzes_topic ON quizzes(topic);</text:span></text:p>
      <text:p text:style-name="Preformatted_20_Text"><text:span text:style-name="Source_20_Text">CREATE INDEX idx_questions_quiz_id ON questions(quiz_id);</text:span></text:p>
      <text:p text:style-name="Preformatted_20_Text"><text:span text:style-name="Source_20_Text">CREATE INDEX idx_quiz_sessions_user_id ON quiz_sessions(user_id);</text:span></text:p>
      <text:p text:style-name="Preformatted_20_Text"><text:span text:style-name="Source_20_Text">CREATE INDEX idx_quiz_sessions_quiz_id ON quiz_sessions(quiz_id);</text:span></text:p>
      <text:p text:style-name="Preformatted_20_Text"><text:span text:style-name="Source_20_Text">CREATE INDEX idx_session_answers_session_id ON session_answers(session_id);</text:span></text:p>
      <text:p text:style-name="P5"><text:span text:style-name="Source_20_Text">CREATE INDEX idx_session_answers_question_id ON session_answers(question_id);</text:span></text:p>
      <text:h text:style-name="Heading_20_3" text:outline-level="3">4.3. API Endpoints (FastAPI)</text:h>
      <text:p text:style-name="Text_20_body"><text:span text:style-name="Emphasis">(Response models indicated conceptually)</text:span></text:p>
      <text:p text:style-name="P10">Python</text:p>
      <text:p text:style-name="Preformatted_20_Text"><text:span text:style-name="Source_20_Text"># --- User Management ---</text:span></text:p>
      <text:p text:style-name="Preformatted_20_Text"><text:span text:style-name="Source_20_Text">POST <text:s text:c="2"/>/users/ <text:s text:c="19"/># Create user -&gt; UserRead</text:span></text:p>
      <text:p text:style-name="Preformatted_20_Text"><text:span text:style-name="Source_20_Text">GET <text:s text:c="3"/>/users/{user_id} <text:s text:c="10"/># Get user details -&gt; UserRead</text:span></text:p>
      <text:p text:style-name="Preformatted_20_Text"><text:span text:style-name="Source_20_Text">PUT <text:s text:c="3"/>/users/{user_id} <text:s text:c="10"/># Update user -&gt; UserRead</text:span></text:p>
      <text:p text:style-name="Preformatted_20_Text"/>
      <text:p text:style-name="Preformatted_20_Text"><text:span text:style-name="Source_20_Text"># --- Quiz Creation &amp; Management ---</text:span></text:p>
      <text:p text:style-name="Preformatted_20_Text"><text:span text:style-name="Source_20_Text">POST <text:s text:c="2"/>/quizzes/ <text:s text:c="19"/># Initiate quiz creation (metadata only) -&gt; QuizRead</text:span></text:p>
      <text:p text:style-name="Preformatted_20_Text"><text:span text:style-name="Source_20_Text">GET <text:s text:c="3"/>/quizzes/{quiz_id} <text:s text:c="10"/># Get quiz details (metadata) -&gt; QuizRead</text:span></text:p>
      <text:p text:style-name="Preformatted_20_Text"><text:span text:style-name="Source_20_Text">PUT <text:s text:c="3"/>/quizzes/{quiz_id} <text:s text:c="10"/># Update quiz metadata -&gt; QuizRead</text:span></text:p>
      <text:p text:style-name="Preformatted_20_Text"><text:span text:style-name="Source_20_Text">POST <text:s text:c="2"/>/quizzes/{quiz_id}/generate <text:s/># Trigger AI question generation -&gt; GenerationStatus</text:span></text:p>
      <text:p text:style-name="Preformatted_20_Text"><text:span text:style-name="Source_20_Text">GET <text:s text:c="3"/>/quizzes/{quiz_id}/questions # Get generated questions (for review) -&gt; List[QuestionRead]</text:span></text:p>
      <text:p text:style-name="Preformatted_20_Text"><text:span text:style-name="Source_20_Text">POST <text:s text:c="2"/>/quizzes/{quiz_id}/approve <text:s text:c="2"/># Creator approves/publishes the quiz -&gt; QuizRead (with published status)</text:span></text:p>
      <text:p text:style-name="Preformatted_20_Text"/>
      <text:p text:style-name="Preformatted_20_Text"><text:span text:style-name="Source_20_Text"># --- Quiz Taking ---</text:span></text:p>
      <text:p text:style-name="Preformatted_20_Text"><text:span text:style-name="Source_20_Text">POST <text:s text:c="2"/>/sessions/ <text:s text:c="18"/># Start a new quiz session -&gt; SessionStartResponse (incl. first question)</text:span></text:p>
      <text:p text:style-name="Preformatted_20_Text"><text:span text:style-name="Source_20_Text">POST <text:s text:c="2"/>/sessions/{session_id}/answer # Submit an answer -&gt; AnswerResponse (feedback + next question/end state)</text:span></text:p>
      <text:p text:style-name="Preformatted_20_Text"><text:span text:style-name="Source_20_Text">GET <text:s text:c="3"/>/sessions/{session_id}/next <text:s text:c="3"/># [Alternative] Explicitly request next question -&gt; NextQuestionResponse</text:span></text:p>
      <text:p text:style-name="Preformatted_20_Text"><text:span text:style-name="Source_20_Text">GET <text:s text:c="3"/>/sessions/{session_id}/result <text:s/># Get final results for a completed session -&gt; SessionResult</text:span></text:p>
      <text:p text:style-name="Preformatted_20_Text"><text:soft-page-break/></text:p>
      <text:p text:style-name="Preformatted_20_Text"><text:span text:style-name="Source_20_Text"># --- Analytics ---</text:span></text:p>
      <text:p text:style-name="Preformatted_20_Text"><text:span text:style-name="Source_20_Text">GET <text:s text:c="3"/>/analytics/quiz/{quiz_id} <text:s text:c="3"/># Get analytics for a specific quiz -&gt; QuizAnalytics</text:span></text:p>
      <text:p text:style-name="Preformatted_20_Text"><text:span text:style-name="Source_20_Text">GET <text:s text:c="3"/>/analytics/user/{user_id} <text:s text:c="3"/># Get analytics for a specific user -&gt; UserAnalytics</text:span></text:p>
      <text:p text:style-name="Preformatted_20_Text"/>
      <text:p text:style-name="Preformatted_20_Text"><text:span text:style-name="Source_20_Text"># --- Memory (Potential Internal/Admin Endpoints) ---</text:span></text:p>
      <text:p text:style-name="Preformatted_20_Text"><text:span text:style-name="Source_20_Text"># GET <text:s text:c="3"/>/admin/memories/knowledge/{topic}</text:span></text:p>
      <text:p text:style-name="P5"><text:span text:style-name="Source_20_Text"># GET <text:s text:c="3"/>/admin/memories/user/{user_id}</text:span></text:p>
      <text:h text:style-name="Heading_20_3" text:outline-level="3">4.4. Agent-Based Flows (LangGraph)</text:h>
      <text:p text:style-name="Text_20_body">Stateful interactions managed via LangGraph:</text:p>
      <text:list text:style-name="L82">
        <text:list-item>
          <text:p text:style-name="P102"><text:span text:style-name="Strong_20_Emphasis">Main Quiz Taking Flow (</text:span><text:span text:style-name="Strong_20_Emphasis"><text:span text:style-name="Source_20_Text">quiz_flow</text:span></text:span><text:span text:style-name="Strong_20_Emphasis">):</text:span> Orchestrates the interactive quiz experience.</text:p>
          <text:list>
            <text:list-item>
              <text:p text:style-name="P103"><text:span text:style-name="Strong_20_Emphasis">Nodes:</text:span> <text:span text:style-name="Source_20_Text">start_session</text:span>, <text:span text:style-name="Source_20_Text">retrieve_memory</text:span> (Conversation, User, relevant Knowledge), <text:span text:style-name="Source_20_Text">select_question</text:span> (using adaptive logic based on state and User Memory), <text:span text:style-name="Source_20_Text">present_question</text:span>, <text:span text:style-name="Source_20_Text">process_answer</text:span> (validate, score, generate feedback hint), <text:span text:style-name="Source_20_Text">update_memory</text:span> (Conversation, potentially User Memory updates trigger), <text:span text:style-name="Source_20_Text">calculate_result</text:span>. </text:p>
            </text:list-item>
            <text:list-item>
              <text:p text:style-name="P103"><text:span text:style-name="Strong_20_Emphasis">State:</text:span> <text:span text:style-name="Source_20_Text">QuizState</text:span>. </text:p>
            </text:list-item>
          </text:list>
        </text:list-item>
        <text:list-item>
          <text:p text:style-name="P102"><text:span text:style-name="Strong_20_Emphasis">Quiz Generation Subgraph (</text:span><text:span text:style-name="Strong_20_Emphasis"><text:span text:style-name="Source_20_Text">generation_flow</text:span></text:span><text:span text:style-name="Strong_20_Emphasis">):</text:span> Handles the AI-driven creation of questions.</text:p>
          <text:list>
            <text:list-item>
              <text:p text:style-name="P103"><text:span text:style-name="Strong_20_Emphasis">Nodes:</text:span> <text:span text:style-name="Source_20_Text">parse_parameters</text:span>, <text:span text:style-name="Source_20_Text">generate_questions_batch</text:span> (calls LLM with specific prompts based on parameters), <text:span text:style-name="Source_20_Text">validate_quality</text:span> (rule-based + potentially AI checks for clarity, relevance, non-repetition), <text:span text:style-name="Source_20_Text">format_output</text:span> (structures questions per DB schema), <text:span text:style-name="Source_20_Text">request_approval</text:span> (updates status, awaits API call). </text:p>
            </text:list-item>
            <text:list-item>
              <text:p text:style-name="P103"><text:span text:style-name="Strong_20_Emphasis">State:</text:span> <text:span text:style-name="Source_20_Text">GenerationState</text:span>. </text:p>
            </text:list-item>
          </text:list>
        </text:list-item>
        <text:list-item>
          <text:p text:style-name="P102"><text:span text:style-name="Strong_20_Emphasis">Memory Management Subgraph (</text:span><text:span text:style-name="Strong_20_Emphasis"><text:span text:style-name="Source_20_Text">memory_flow</text:span></text:span><text:span text:style-name="Strong_20_Emphasis">):</text:span> Responsible for analyzing interactions and updating long-term memory stores.</text:p>
          <text:list>
            <text:list-item>
              <text:p text:style-name="P103"><text:span text:style-name="Strong_20_Emphasis">Nodes:</text:span> <text:span text:style-name="Source_20_Text">retrieve_interaction_data</text:span> (e.g., completed session answers), <text:span text:style-name="Source_20_Text">analyze_context</text:span> (identify patterns, update difficulty calibrations, infer user patterns), <text:span text:style-name="Source_20_Text">prepare_memory_update</text:span> (format data for Knowledge/User Memory), <text:span text:style-name="Source_20_Text">persist_memory</text:span> (update DB). </text:p>
            </text:list-item>
            <text:list-item>
              <text:p text:style-name="P102"><text:span text:style-name="Strong_20_Emphasis">State:</text:span> <text:span text:style-name="Source_20_Text">MemoryState</text:span>. </text:p>
            </text:list-item>
          </text:list>
        </text:list-item>
      </text:list>
      <text:h text:style-name="Heading_20_3" text:outline-level="3">4.5. Agent States (Pydantic Models)</text:h>
      <text:p text:style-name="P10">Python</text:p>
      <text:p text:style-name="Preformatted_20_Text"><text:span text:style-name="Source_20_Text">from pydantic import BaseModel, Field</text:span></text:p>
      <text:p text:style-name="Preformatted_20_Text"><text:span text:style-name="Source_20_Text">from typing import List, Dict, Any, Optional</text:span></text:p>
      <text:p text:style-name="Preformatted_20_Text"><text:span text:style-name="Source_20_Text">from uuid import UUID</text:span></text:p>
      <text:p text:style-name="Preformatted_20_Text"/>
      <text:p text:style-name="Preformatted_20_Text"><text:span text:style-name="Source_20_Text"># (Message class defined in Memory section)</text:span></text:p>
      <text:p text:style-name="Preformatted_20_Text"/>
      <text:p text:style-name="Preformatted_20_Text"><text:span text:style-name="Source_20_Text">class BaseAgentState(BaseModel):</text:span></text:p>
      <text:p text:style-name="Preformatted_20_Text"><text:span text:style-name="Source_20_Text"><text:s text:c="4"/>error_message: Optional[str] = None</text:span></text:p>
      <text:p text:style-name="Preformatted_20_Text"><text:soft-page-break/><text:span text:style-name="Source_20_Text"><text:s text:c="4"/># Potentially add user_info, request_id etc. common across states</text:span></text:p>
      <text:p text:style-name="Preformatted_20_Text"/>
      <text:p text:style-name="Preformatted_20_Text"><text:span text:style-name="Source_20_Text">class QuizState(BaseAgentState):</text:span></text:p>
      <text:p text:style-name="Preformatted_20_Text"><text:span text:style-name="Source_20_Text"><text:s text:c="4"/>session_id: UUID</text:span></text:p>
      <text:p text:style-name="Preformatted_20_Text"><text:span text:style-name="Source_20_Text"><text:s text:c="4"/>user_id: UUID</text:span></text:p>
      <text:p text:style-name="Preformatted_20_Text"><text:span text:style-name="Source_20_Text"><text:s text:c="4"/>quiz_id: UUID</text:span></text:p>
      <text:p text:style-name="Preformatted_20_Text"><text:span text:style-name="Source_20_Text"><text:s text:c="4"/>question_ids: List[UUID] # Full list of questions for this session</text:span></text:p>
      <text:p text:style-name="Preformatted_20_Text"><text:span text:style-name="Source_20_Text"><text:s text:c="4"/>current_question_id: Optional[UUID] = None # ID of the current question being presented</text:span></text:p>
      <text:p text:style-name="Preformatted_20_Text"><text:span text:style-name="Source_20_Text"><text:s text:c="4"/>asked_question_ids: List[UUID] = [] # IDs of questions already asked in this session</text:span></text:p>
      <text:p text:style-name="Preformatted_20_Text"><text:span text:style-name="Source_20_Text"><text:s text:c="4"/>current_question_index: int = 0 # Track position, mainly for non-adaptive modes</text:span></text:p>
      <text:p text:style-name="Preformatted_20_Text"><text:span text:style-name="Source_20_Text"><text:s text:c="4"/>messages: List[Message] = [] # Interaction history for the session (subset of ConversationMemory)</text:span></text:p>
      <text:p text:style-name="Preformatted_20_Text"><text:span text:style-name="Source_20_Text"><text:s text:c="4"/>memory_context: Dict[str, Any] = {} # Loaded relevant user/knowledge memory snippets</text:span></text:p>
      <text:p text:style-name="Preformatted_20_Text"><text:span text:style-name="Source_20_Text"><text:s text:c="4"/>quiz_parameters: Dict[str, Any] = {} # Parameters of the specific quiz being taken</text:span></text:p>
      <text:p text:style-name="Preformatted_20_Text"><text:span text:style-name="Source_20_Text"><text:s text:c="4"/>current_score: float = 0.0</text:span></text:p>
      <text:p text:style-name="Preformatted_20_Text"><text:span text:style-name="Source_20_Text"><text:s text:c="4"/>current_difficulty: str = "medium" # Adaptive difficulty level</text:span></text:p>
      <text:p text:style-name="Preformatted_20_Text"><text:span text:style-name="Source_20_Text"><text:s text:c="4"/>is_complete: bool = False</text:span></text:p>
      <text:p text:style-name="Preformatted_20_Text"/>
      <text:p text:style-name="Preformatted_20_Text"><text:span text:style-name="Source_20_Text">class GenerationState(BaseAgentState):</text:span></text:p>
      <text:p text:style-name="Preformatted_20_Text"><text:span text:style-name="Source_20_Text"><text:s text:c="4"/>generation_request_id: UUID # To track the specific generation job</text:span></text:p>
      <text:p text:style-name="Preformatted_20_Text"><text:span text:style-name="Source_20_Text"><text:s text:c="4"/>quiz_id: UUID</text:span></text:p>
      <text:p text:style-name="Preformatted_20_Text"><text:span text:style-name="Source_20_Text"><text:s text:c="4"/>creator_id: UUID</text:span></text:p>
      <text:p text:style-name="Preformatted_20_Text"><text:span text:style-name="Source_20_Text"><text:s text:c="4"/>input_parameters: Dict[str, Any] # Topic, style, difficulty range, count etc.</text:span></text:p>
      <text:p text:style-name="Preformatted_20_Text"><text:span text:style-name="Source_20_Text"><text:s text:c="4"/>generated_questions_data: List[Dict] = [] # Raw generated question data before validation/storage</text:span></text:p>
      <text:p text:style-name="Preformatted_20_Text"><text:span text:style-name="Source_20_Text"><text:s text:c="4"/>validated_questions: List[UUID] = [] # IDs of questions stored in DB after validation</text:span></text:p>
      <text:p text:style-name="Preformatted_20_Text"><text:span text:style-name="Source_20_Text"><text:s text:c="4"/>validation_results: Dict[str, Any] = {} # Quality scores, issues found per question/batch</text:span></text:p>
      <text:p text:style-name="Preformatted_20_Text"><text:span text:style-name="Source_20_Text"><text:s text:c="4"/>status: str = 'pending' # e.g., 'pending', 'generating', 'validating', 'awaiting_approval', 'complete', 'failed'</text:span></text:p>
      <text:p text:style-name="Preformatted_20_Text"/>
      <text:p text:style-name="Preformatted_20_Text"><text:span text:style-name="Source_20_Text">class MemoryState(BaseAgentState):</text:span></text:p>
      <text:p text:style-name="Preformatted_20_Text"><text:span text:style-name="Source_20_Text"><text:s text:c="4"/>memory_type_target: str # 'knowledge', 'user'</text:span></text:p>
      <text:p text:style-name="Preformatted_20_Text"><text:span text:style-name="Source_20_Text"><text:s text:c="4"/>target_id: str # e.g., topic name or user_id</text:span></text:p>
      <text:p text:style-name="Preformatted_20_Text"><text:span text:style-name="Source_20_Text"><text:s text:c="4"/>triggering_event_id: Optional[str] = None # e.g., session_id that finished</text:span></text:p>
      <text:p text:style-name="Preformatted_20_Text"><text:span text:style-name="Source_20_Text"><text:s text:c="4"/>retrieved_data: Optional[Dict[str, Any]] = None # Existing memory state</text:span></text:p>
      <text:p text:style-name="Preformatted_20_Text"><text:span text:style-name="Source_20_Text"><text:s text:c="4"/>analysis_results: Optional[Dict[str, Any]] = None # Insights derived from event data</text:span></text:p>
      <text:p text:style-name="Preformatted_20_Text"><text:span text:style-name="Source_20_Text"><text:s text:c="4"/>update_payload: Optional[Dict[str, Any]] = None # Prepared data for DB update</text:span></text:p>
      <text:p text:style-name="Preformatted_20_Text"><text:span text:style-name="Source_20_Text"><text:s text:c="4"/>operation: str # 'retrieve', 'analyze', 'update'</text:span></text:p>
      <text:p text:style-name="P5"><text:span text:style-name="Source_20_Text"><text:s text:c="4"/>status: str = 'idle' # 'processing', 'complete', 'failed'</text:span></text:p>
      <text:h text:style-name="Heading_20_3" text:outline-level="3">4.6. Key Workflows (Visualized)</text:h>
      <text:list text:style-name="L83">
        <text:list-item>
          <text:p text:style-name="P104"><text:span text:style-name="Strong_20_Emphasis">Quiz Creation Flow:</text:span></text:p>
          <text:p text:style-name="P105">Code snippet</text:p>
          <text:p text:style-name="P6"><text:span text:style-name="Source_20_Text">graph LR</text:span></text:p>
          <text:p text:style-name="P6"><text:span text:style-name="Source_20_Text"><text:s text:c="4"/>A[Creator Inputs Parameters via API POST /quizzes/] --&gt; B[Store Initial Quiz Metadata];</text:span></text:p>
          <text:p text:style-name="P6"><text:span text:style-name="Source_20_Text"><text:s text:c="4"/>B --&gt; C{API POST /quizzes/{id}/generate};</text:span></text:p>
          <text:p text:style-name="P6"><text:span text:style-name="Source_20_Text"><text:s text:c="4"/>C --&gt; D(generation_flow:parse_parameters);</text:span></text:p>
          <text:p text:style-name="P6"><text:span text:style-name="Source_20_Text"><text:s text:c="4"/>D --&gt; E(generation_flow:generate_questions_batch);</text:span></text:p>
          <text:p text:style-name="P6"><text:span text:style-name="Source_20_Text"><text:s text:c="4"/>E --&gt; F(generation_flow:validate_quality);</text:span></text:p>
          <text:p text:style-name="P6"><text:soft-page-break/><text:span text:style-name="Source_20_Text"><text:s text:c="4"/>F -- Validation OK --&gt; G[Store Validated Questions in DB];</text:span></text:p>
          <text:p text:style-name="P6"><text:span text:style-name="Source_20_Text"><text:s text:c="4"/>G --&gt; H(generation_flow:request_approval);</text:span></text:p>
          <text:p text:style-name="P6"><text:span text:style-name="Source_20_Text"><text:s text:c="4"/>H --&gt; I[Update Quiz Status: Ready for Review];</text:span></text:p>
          <text:p text:style-name="P6"><text:span text:style-name="Source_20_Text"><text:s text:c="4"/>F -- Validation Fails --&gt; J[Log Issues / Update Status: Failed];</text:span></text:p>
          <text:p text:style-name="P6"><text:span text:style-name="Source_20_Text"><text:s text:c="4"/>I --&gt; K{Creator Reviews via API GET /quizzes/{id}/questions};</text:span></text:p>
          <text:p text:style-name="P6"><text:span text:style-name="Source_20_Text"><text:s text:c="4"/>K --&gt; L{API POST /quizzes/{id}/approve};</text:span></text:p>
          <text:p text:style-name="P7"><text:span text:style-name="Source_20_Text"><text:s text:c="4"/>L --&gt; M[Update Quiz: is_published = true];</text:span></text:p>
        </text:list-item>
        <text:list-item>
          <text:p text:style-name="P104"><text:span text:style-name="Strong_20_Emphasis">Quiz Taking Flow (Single Question Loop):</text:span></text:p>
          <text:p text:style-name="P105">Code snippet</text:p>
          <text:p text:style-name="P6"><text:span text:style-name="Source_20_Text">graph LR</text:span></text:p>
          <text:p text:style-name="P6"><text:span text:style-name="Source_20_Text"><text:s text:c="4"/>subgraph Quiz Session Lifecycle</text:span></text:p>
          <text:p text:style-name="P6"><text:span text:style-name="Source_20_Text"><text:s text:c="8"/>direction LR</text:span></text:p>
          <text:p text:style-name="P6"><text:span text:style-name="Source_20_Text"><text:s text:c="8"/>A[User Starts via API POST /sessions/] --&gt; B(quiz_flow:start_session);</text:span></text:p>
          <text:p text:style-name="P6"><text:span text:style-name="Source_20_Text"><text:s text:c="8"/>B --&gt; C[Load Quiz Data &amp; Initial Memory];</text:span></text:p>
          <text:p text:style-name="P6"><text:span text:style-name="Source_20_Text"><text:s text:c="8"/>C --&gt; D(quiz_flow:select_question);</text:span></text:p>
          <text:p text:style-name="P6"><text:span text:style-name="Source_20_Text"><text:s text:c="8"/>D --&gt; E[Return Question via API Response];</text:span></text:p>
          <text:p text:style-name="P6"><text:span text:style-name="Source_20_Text"><text:s text:c="8"/>E --&gt; F{User Submits Answer via API POST /sessions/{id}/answer};</text:span></text:p>
          <text:p text:style-name="P6"><text:span text:style-name="Source_20_Text"><text:s text:c="8"/>F --&gt; G(quiz_flow:process_answer);</text:span></text:p>
          <text:p text:style-name="P6"><text:span text:style-name="Source_20_Text"><text:s text:c="8"/>G --&gt; H[Generate Feedback &amp; Update Score];</text:span></text:p>
          <text:p text:style-name="P6"><text:span text:style-name="Source_20_Text"><text:s text:c="8"/>H --&gt; I(quiz_flow:update_memory);</text:span></text:p>
          <text:p text:style-name="P6"><text:span text:style-name="Source_20_Text"><text:s text:c="8"/>I -- Quiz Not Ended --&gt; D; # Loop back to select next question</text:span></text:p>
          <text:p text:style-name="P6"><text:span text:style-name="Source_20_Text"><text:s text:c="8"/>I -- Quiz Ended --&gt; J(quiz_flow:calculate_result);</text:span></text:p>
          <text:p text:style-name="P6"><text:span text:style-name="Source_20_Text"><text:s text:c="8"/>J --&gt; K[Store Final Session Results in DB];</text:span></text:p>
          <text:p text:style-name="P6"><text:span text:style-name="Source_20_Text"><text:s text:c="8"/>K --&gt; L[Return Final Result via API Response];</text:span></text:p>
          <text:p text:style-name="P6"><text:span text:style-name="Source_20_Text"><text:s text:c="4"/>end</text:span></text:p>
          <text:p text:style-name="P7"><text:span text:style-name="Source_20_Text"><text:s text:c="4"/>L --&gt; M(Trigger memory_flow for User Memory Update);</text:span></text:p>
        </text:list-item>
        <text:list-item>
          <text:p text:style-name="P104"><text:span text:style-name="Strong_20_Emphasis">Memory Update Flow (Example: Post-Session User Memory Update):</text:span></text:p>
          <text:p text:style-name="P105">Code snippet</text:p>
          <text:p text:style-name="P6"><text:span text:style-name="Source_20_Text">graph LR</text:span></text:p>
          <text:p text:style-name="P6"><text:span text:style-name="Source_20_Text"><text:s text:c="4"/>A[Quiz Session Completes] --&gt; B(Event Trigger: memory_flow);</text:span></text:p>
          <text:p text:style-name="P6"><text:span text:style-name="Source_20_Text"><text:s text:c="4"/>B --&gt; C(memory_flow:retrieve_interaction_data) subgraph Data Retrieval</text:span></text:p>
          <text:p text:style-name="P6"><text:span text:style-name="Source_20_Text"><text:s text:c="8"/>C --&gt; D[Get Session Answers from DB];</text:span></text:p>
          <text:p text:style-name="P6"><text:span text:style-name="Source_20_Text"><text:s text:c="8"/>C --&gt; E[Get Current User Memory from DB];</text:span></text:p>
          <text:p text:style-name="P6"><text:span text:style-name="Source_20_Text"><text:s text:c="4"/>end;</text:span></text:p>
          <text:p text:style-name="P6"><text:span text:style-name="Source_20_Text"><text:s text:c="4"/>D &amp; E --&gt; F(memory_flow:analyze_context);</text:span></text:p>
          <text:p text:style-name="P6"><text:span text:style-name="Source_20_Text"><text:s text:c="4"/>F --&gt; G[Identify Learning Patterns / Update Preferences];</text:span></text:p>
          <text:p text:style-name="P6"><text:span text:style-name="Source_20_Text"><text:s text:c="4"/>G --&gt; H(memory_flow:prepare_memory_update);</text:span></text:p>
          <text:p text:style-name="P6"><text:span text:style-name="Source_20_Text"><text:s text:c="4"/>H --&gt; I(memory_flow:persist_memory);</text:span></text:p>
          <text:p text:style-name="P7"><text:span text:style-name="Source_20_Text"><text:s text:c="4"/>I --&gt; J[Update user_memories Table in DB];</text:span></text:p>
        </text:list-item>
      </text:list>
      <text:h text:style-name="Heading_20_2" text:outline-level="2">5. Security &amp; Privacy</text:h>
      <text:list text:style-name="L84">
        <text:list-item>
          <text:p text:style-name="P107"><text:span text:style-name="Strong_20_Emphasis">Authentication:</text:span> Secure token-based authentication (JWT recommended) for all protected API endpoints. Implement robust password hashing (e.g., bcrypt) if storing passwords. </text:p>
        </text:list-item>
        <text:list-item>
          <text:p text:style-name="P107"><text:span text:style-name="Strong_20_Emphasis">Authorization:</text:span> Implement role-based access control (RBAC) within API endpoints (e.g., only users with 'creator' role can call quiz creation endpoints). Verify resource ownership (e.g., a user can only manage their own sessions/quizzes unless admin). </text:p>
        </text:list-item>
        <text:list-item>
          <text:p text:style-name="P107"><text:span text:style-name="Strong_20_Emphasis">Data Encryption:</text:span> Enforce HTTPS/TLS for all API communication (encryption in transit). Utilize database-level encryption for sensitive data at rest. </text:p>
        </text:list-item>
        <text:list-item>
          <text:p text:style-name="P107"><text:span text:style-name="Strong_20_Emphasis">Compliance:</text:span> Design with data privacy regulations (e.g., GDPR, CCPA - relevant in Kenya: Data Protection Act, 2019) in mind: obtain user consent for data collection (especially <text:soft-page-break/>personal info), provide mechanisms for data access/export/deletion, minimize data collection. </text:p>
        </text:list-item>
        <text:list-item>
          <text:p text:style-name="P107"><text:span text:style-name="Strong_20_Emphasis">Input Sanitization:</text:span> Validate and sanitize all inputs from users and API clients to prevent injection attacks (SQL injection, cross-site scripting if web frontend exists). Validate data types and formats strictly using Pydantic. </text:p>
        </text:list-item>
        <text:list-item>
          <text:p text:style-name="P107"><text:span text:style-name="Strong_20_Emphasis">AI Safety &amp; Bias:</text:span> Implement safeguards against the generation of harmful, inappropriate, or biased content by the LLM. Include moderation steps or checks if possible. Be mindful of potential biases in training data or prompts. </text:p>
        </text:list-item>
        <text:list-item>
          <text:p text:style-name="P106"><text:span text:style-name="Strong_20_Emphasis">Dependency Management:</text:span> Keep dependencies up-to-date and scan for vulnerabilities. </text:p>
        </text:list-item>
      </text:list>
      <text:h text:style-name="Heading_20_2" text:outline-level="2">6. Future Developments</text:h>
      <text:list text:style-name="L85">
        <text:list-item>
          <text:p text:style-name="P109"><text:span text:style-name="Strong_20_Emphasis">AI Enhancements:</text:span> </text:p>
          <text:list>
            <text:list-item>
              <text:p text:style-name="P109">Improved Natural Language Processing (NLP) for evaluating open-ended answers. </text:p>
            </text:list-item>
            <text:list-item>
              <text:p text:style-name="P109">Deeper context understanding across multiple interactions or topics. </text:p>
            </text:list-item>
            <text:list-item>
              <text:p text:style-name="P109">More sophisticated question generation techniques (e.g., generating questions from uploaded documents). </text:p>
            </text:list-item>
            <text:list-item>
              <text:p text:style-name="P109">AI-driven feedback generation beyond simple correct/incorrect. </text:p>
            </text:list-item>
          </text:list>
        </text:list-item>
        <text:list-item>
          <text:p text:style-name="P109"><text:span text:style-name="Strong_20_Emphasis">Platform Extensions:</text:span> </text:p>
          <text:list>
            <text:list-item>
              <text:p text:style-name="P109">Dedicated mobile applications (iOS/Android). </text:p>
            </text:list-item>
            <text:list-item>
              <text:p text:style-name="P109">Public API for third-party integrations (LMS, content platforms). </text:p>
            </text:list-item>
            <text:list-item>
              <text:p text:style-name="P109">Multiplayer / team-based quiz modes. </text:p>
            </text:list-item>
            <text:list-item>
              <text:p text:style-name="P109">Integration with virtual/augmented reality for immersive quizzes. </text:p>
            </text:list-item>
          </text:list>
        </text:list-item>
        <text:list-item>
          <text:p text:style-name="P109"><text:span text:style-name="Strong_20_Emphasis">Community Features:</text:span> </text:p>
          <text:list>
            <text:list-item>
              <text:p text:style-name="P109">A marketplace for creators to share or sell high-quality quizzes. </text:p>
            </text:list-item>
            <text:list-item>
              <text:p text:style-name="P109">Tools for collaboration between creators. </text:p>
            </text:list-item>
            <text:list-item>
              <text:p text:style-name="P109">Community-driven content rating and moderation. </text:p>
            </text:list-item>
            <text:list-item>
              <text:p text:style-name="P108">Leaderboards and social features for takers. </text:p>
            </text:list-item>
          </text:list>
        </text:list-item>
      </text:list>
      <text:h text:style-name="Heading_20_2" text:outline-level="2">7. Initial Implementation Plan (Next Steps)</text:h>
      <text:p text:style-name="Text_20_body">This outlines the phased approach to building the Minimum Viable Product (MVP) focusing on the core AI quiz loop.</text:p>
      <text:p text:style-name="Text_20_body"><text:span text:style-name="Strong_20_Emphasis">Phase 1: Project Setup &amp; Core Models</text:span></text:p>
      <text:list text:style-name="L86">
        <text:list-item>
          <text:p text:style-name="P111"><text:span text:style-name="Strong_20_Emphasis">Project Structure &amp; Environment:</text:span> </text:p>
          <text:list>
            <text:list-item>
              <text:p text:style-name="P111">Set up project directory (e.g., <text:span text:style-name="Source_20_Text">maswali_project/</text:span>). Use <text:span text:style-name="Source_20_Text">src</text:span> layout (<text:span text:style-name="Source_20_Text">maswali_project/src/maswali/</text:span>). </text:p>
            </text:list-item>
            <text:list-item>
              <text:p text:style-name="P111">Initialize Git: <text:span text:style-name="Source_20_Text">git init</text:span>. Create <text:span text:style-name="Source_20_Text">.gitignore</text:span>. </text:p>
            </text:list-item>
            <text:list-item>
              <text:p text:style-name="P111">Set up Python virtual environment: <text:span text:style-name="Source_20_Text">python -m venv .venv</text:span>, <text:span text:style-name="Source_20_Text">source .venv/bin/activate</text:span>. </text:p>
            </text:list-item>
            <text:list-item>
              <text:p text:style-name="P111">Install base dependencies: <text:span text:style-name="Source_20_Text">pip install fastapi uvicorn "sqlalchemy[asyncio]" psycopg2-binary pydantic[email] python-dotenv alembic langgraph langchain langchain-openai</text:span>. <text:span text:style-name="Emphasis">(Adjust LLM provider)</text:span>. </text:p>
            </text:list-item>
            <text:list-item>
              <text:p text:style-name="P111">Freeze dependencies: <text:span text:style-name="Source_20_Text">pip freeze &gt; requirements.txt</text:span>. </text:p>
            </text:list-item>
          </text:list>
        </text:list-item>
        <text:list-item>
          <text:p text:style-name="P111"><text:soft-page-break/><text:span text:style-name="Strong_20_Emphasis">Configuration Management:</text:span> </text:p>
          <text:list>
            <text:list-item>
              <text:p text:style-name="P111">Create <text:span text:style-name="Source_20_Text">.env</text:span> file for secrets (DB URL, API keys). Load using <text:span text:style-name="Source_20_Text">python-dotenv</text:span> in config module (<text:span text:style-name="Source_20_Text">src/maswali/config.py</text:span>). </text:p>
            </text:list-item>
          </text:list>
        </text:list-item>
        <text:list-item>
          <text:p text:style-name="P111"><text:span text:style-name="Strong_20_Emphasis">Core Pydantic Models:</text:span> </text:p>
          <text:list>
            <text:list-item>
              <text:p text:style-name="P111">Define API models (<text:span text:style-name="Source_20_Text">src/maswali/schemas/</text:span>) for Users, Quizzes, Questions, Sessions, Answers based on API endpoint needs. Include <text:span text:style-name="Source_20_Text">_Create</text:span>, <text:span text:style-name="Source_20_Text">_Read</text:span>, <text:span text:style-name="Source_20_Text">_Update</text:span> variants as needed. </text:p>
            </text:list-item>
            <text:list-item>
              <text:p text:style-name="P111">Define Agent State models (<text:span text:style-name="Source_20_Text">src/maswali/agents/states.py</text:span>) based on section 4.5. </text:p>
            </text:list-item>
          </text:list>
        </text:list-item>
        <text:list-item>
          <text:p text:style-name="P111"><text:span text:style-name="Strong_20_Emphasis">Database Models (ORM) &amp; Migrations:</text:span> </text:p>
          <text:list>
            <text:list-item>
              <text:p text:style-name="P111">Define SQLAlchemy models (<text:span text:style-name="Source_20_Text">src/maswali/models/</text:span>) mapping to DB tables in section 4.2. </text:p>
            </text:list-item>
            <text:list-item>
              <text:p text:style-name="P111">Initialize Alembic: <text:span text:style-name="Source_20_Text">alembic init migrations</text:span>. Configure <text:span text:style-name="Source_20_Text">env.py</text:span> and <text:span text:style-name="Source_20_Text">alembic.ini</text:span> to point to DB models and URL. </text:p>
            </text:list-item>
            <text:list-item>
              <text:p text:style-name="P111">Create initial migration: <text:span text:style-name="Source_20_Text">alembic revision --autogenerate -m "Initial schema"</text:span>. </text:p>
            </text:list-item>
            <text:list-item>
              <text:p text:style-name="P110">Apply migration: <text:span text:style-name="Source_20_Text">alembic upgrade head</text:span>. </text:p>
            </text:list-item>
          </text:list>
        </text:list-item>
      </text:list>
      <text:p text:style-name="Text_20_body"><text:span text:style-name="Strong_20_Emphasis">Phase 2: Basic API &amp; Database Connectivity</text:span></text:p>
      <text:list text:style-name="L87">
        <text:list-item>
          <text:p text:style-name="P113"><text:span text:style-name="Strong_20_Emphasis">FastAPI Application Setup:</text:span> </text:p>
          <text:list>
            <text:list-item>
              <text:p text:style-name="P113">Create main app entrypoint (<text:span text:style-name="Source_20_Text">src/maswali/main.py</text:span>). Instantiate <text:span text:style-name="Source_20_Text">FastAPI()</text:span>. </text:p>
            </text:list-item>
            <text:list-item>
              <text:p text:style-name="P113">Organize API routers (<text:span text:style-name="Source_20_Text">src/maswali/api/</text:span>). Include routers in <text:span text:style-name="Source_20_Text">main.py</text:span>. </text:p>
            </text:list-item>
          </text:list>
        </text:list-item>
        <text:list-item>
          <text:p text:style-name="P113"><text:span text:style-name="Strong_20_Emphasis">Database Session Management:</text:span> </text:p>
          <text:list>
            <text:list-item>
              <text:p text:style-name="P113">Create database connection logic (<text:span text:style-name="Source_20_Text">src/maswali/database.py</text:span>) providing an async session generator. </text:p>
            </text:list-item>
            <text:list-item>
              <text:p text:style-name="P113">Use <text:span text:style-name="Source_20_Text">Depends()</text:span> in API endpoints to inject DB sessions. </text:p>
            </text:list-item>
          </text:list>
        </text:list-item>
        <text:list-item>
          <text:p text:style-name="P113"><text:span text:style-name="Strong_20_Emphasis">Implement Core CRUD Endpoints:</text:span> </text:p>
          <text:list>
            <text:list-item>
              <text:p text:style-name="P113">Implement API endpoints in routers for creating/reading <text:span text:style-name="Source_20_Text">Users</text:span>, <text:span text:style-name="Source_20_Text">Quizzes</text:span> (metadata only initially). Ensure they interact correctly with the database via the ORM and Pydantic schemas. </text:p>
            </text:list-item>
            <text:list-item>
              <text:p text:style-name="P112">Test endpoints thoroughly using FastAPI's automatic docs (<text:span text:style-name="Source_20_Text">/docs</text:span>) or tools like Postman/curl. </text:p>
            </text:list-item>
          </text:list>
        </text:list-item>
      </text:list>
      <text:p text:style-name="Text_20_body"><text:span text:style-name="Strong_20_Emphasis">Phase 3: Initial Agent &amp; AI Integration</text:span></text:p>
      <text:list text:style-name="L88">
        <text:list-item>
          <text:p text:style-name="P115"><text:span text:style-name="Strong_20_Emphasis">LangGraph Scaffolding:</text:span> </text:p>
          <text:list>
            <text:list-item>
              <text:p text:style-name="P115">Set up basic graph definitions (<text:span text:style-name="Source_20_Text">src/maswali/agents/flows.py</text:span>) for <text:span text:style-name="Source_20_Text">quiz_flow</text:span> and <text:span text:style-name="Source_20_Text">generation_flow</text:span> using <text:span text:style-name="Source_20_Text">StateGraph</text:span>. </text:p>
            </text:list-item>
            <text:list-item>
              <text:p text:style-name="P115">Define placeholder functions for agent nodes initially (<text:span text:style-name="Source_20_Text">src/maswali/agents/nodes.py</text:span>). </text:p>
            </text:list-item>
          </text:list>
        </text:list-item>
        <text:list-item>
          <text:p text:style-name="P115"><text:span text:style-name="Strong_20_Emphasis">Simple Quiz Generation:</text:span> </text:p>
          <text:list>
            <text:list-item>
              <text:p text:style-name="P115">Implement the <text:span text:style-name="Source_20_Text">POST /quizzes/{quiz_id}/generate</text:span> endpoint. </text:p>
            </text:list-item>
            <text:list-item>
              <text:p text:style-name="P115">This endpoint should invoke the <text:span text:style-name="Source_20_Text">generation_flow</text:span>. </text:p>
            </text:list-item>
            <text:list-item>
              <text:p text:style-name="P115"><text:span text:style-name="Strong_20_Emphasis">Implement </text:span><text:span text:style-name="Strong_20_Emphasis"><text:span text:style-name="Source_20_Text">content_generator_agent</text:span></text:span><text:span text:style-name="Strong_20_Emphasis"> node:</text:span> </text:p>
              <text:list>
                <text:list-item>
                  <text:p text:style-name="P115">Retrieve quiz parameters (topic) from state. </text:p>
                </text:list-item>
                <text:list-item>
                  <text:p text:style-name="P115"><text:soft-page-break/>Construct LLM prompt (e.g., using <text:span text:style-name="Source_20_Text">ChatPromptTemplate</text:span> from LangChain). </text:p>
                </text:list-item>
                <text:list-item>
                  <text:p text:style-name="P115">Instantiate LLM client (e.g., <text:span text:style-name="Source_20_Text">ChatOpenAI</text:span>, ensure API key is configured). </text:p>
                </text:list-item>
                <text:list-item>
                  <text:p text:style-name="P115">Invoke LLM: <text:span text:style-name="Source_20_Text">llm.invoke(prompt)</text:span>. </text:p>
                </text:list-item>
                <text:list-item>
                  <text:p text:style-name="P115">Parse LLM response (expecting structured output, e.g., JSON) into <text:span text:style-name="Source_20_Text">Question</text:span> data. Use Pydantic Output Parser if needed. </text:p>
                </text:list-item>
                <text:list-item>
                  <text:p text:style-name="P115">Store generated <text:span text:style-name="Source_20_Text">Question</text:span> objects in the database, linked to the <text:span text:style-name="Source_20_Text">Quiz</text:span>. </text:p>
                </text:list-item>
                <text:list-item>
                  <text:p text:style-name="P115">Update <text:span text:style-name="Source_20_Text">GenerationState</text:span> status. </text:p>
                </text:list-item>
              </text:list>
            </text:list-item>
          </text:list>
        </text:list-item>
        <text:list-item>
          <text:p text:style-name="P115"><text:span text:style-name="Strong_20_Emphasis">Simple Quiz Taking Flow:</text:span> </text:p>
          <text:list>
            <text:list-item>
              <text:p text:style-name="P115">Implement <text:span text:style-name="Source_20_Text">POST /sessions/</text:span>: </text:p>
              <text:list>
                <text:list-item>
                  <text:p text:style-name="P115">Create <text:span text:style-name="Source_20_Text">QuizSession</text:span> record in DB. </text:p>
                </text:list-item>
                <text:list-item>
                  <text:p text:style-name="P115">Load associated <text:span text:style-name="Source_20_Text">Question</text:span> records from DB. </text:p>
                </text:list-item>
                <text:list-item>
                  <text:p text:style-name="P115">Initialize <text:span text:style-name="Source_20_Text">QuizState</text:span> (in memory or potentially cache like Redis). </text:p>
                </text:list-item>
                <text:list-item>
                  <text:p text:style-name="P115">Return the first question in the response. </text:p>
                </text:list-item>
              </text:list>
            </text:list-item>
            <text:list-item>
              <text:p text:style-name="P115">Implement <text:span text:style-name="Source_20_Text">POST /sessions/{session_id}/answer</text:span>: </text:p>
              <text:list>
                <text:list-item>
                  <text:p text:style-name="P115">Retrieve current <text:span text:style-name="Source_20_Text">QuizState</text:span>. </text:p>
                </text:list-item>
                <text:list-item>
                  <text:p text:style-name="P115">Get the current <text:span text:style-name="Source_20_Text">Question</text:span> details from DB/state. </text:p>
                </text:list-item>
                <text:list-item>
                  <text:p text:style-name="P115">Compare user's answer to the <text:span text:style-name="Source_20_Text">correct</text:span> field in <text:span text:style-name="Source_20_Text">Question.options</text:span>. </text:p>
                </text:list-item>
                <text:list-item>
                  <text:p text:style-name="P115">Update score in <text:span text:style-name="Source_20_Text">QuizState</text:span>. </text:p>
                </text:list-item>
                <text:list-item>
                  <text:p text:style-name="P115">Store the answer attempt in <text:span text:style-name="Source_20_Text">session_answers</text:span> table. </text:p>
                </text:list-item>
                <text:list-item>
                  <text:p text:style-name="P115">Select the next question (sequentially for now). </text:p>
                </text:list-item>
                <text:list-item>
                  <text:p text:style-name="P115">Update <text:span text:style-name="Source_20_Text">QuizState</text:span>. </text:p>
                </text:list-item>
                <text:list-item>
                  <text:p text:style-name="P114">Return feedback (correct/incorrect) and the next question data, or indicate completion. </text:p>
                </text:list-item>
              </text:list>
            </text:list-item>
          </text:list>
        </text:list-item>
      </text:list>
      <text:h text:style-name="Heading_20_2" text:outline-level="2">8. Conclusion</text:h>
      <text:p text:style-name="Text_20_body">This document provides a comprehensive design and initial implementation plan for the Maswali AI-Powered Interactive Quiz Platform. It covers the core features, technical architecture, security considerations, future roadmap, and a phased approach for building the MVP. This serves as the blueprint for starting development.</text:p>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13:16:27.235900595</meta:creation-date>
    <dc:date>2025-04-06T15:28:42.667855710</dc:date>
    <meta:editing-duration>PT1H57M18S</meta:editing-duration>
    <meta:editing-cycles>2</meta:editing-cycles>
    <meta:generator>LibreOffice/24.2.7.2$Linux_X86_64 LibreOffice_project/420$Build-2</meta:generator>
    <meta:document-statistic meta:table-count="0" meta:image-count="0" meta:object-count="0" meta:page-count="11" meta:paragraph-count="388" meta:word-count="3094" meta:character-count="23918" meta:non-whitespace-character-count="20451"/>
  </office:meta>
</office:document-meta>
</file>